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pcode_5f_RdRr" style:display-name="opcode_RdRr" style:family="table">
      <style:table-properties style:width="19.001cm" table:align="margins"/>
    </style:style>
    <style:style style:name="opcode_5f_RdRr.A" style:display-name="opcode_RdRr.A" style:family="table-column">
      <style:table-column-properties style:column-width="1.187cm" style:rel-column-width="4095*"/>
    </style:style>
    <style:style style:name="opcode_5f_RdRr.P" style:display-name="opcode_RdRr.P" style:family="table-column">
      <style:table-column-properties style:column-width="1.192cm" style:rel-column-width="4110*"/>
    </style:style>
    <style:style style:name="opcode_5f_RdRr.A1" style:display-name="opcode_RdRr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opcode_5f_RdRr.A2" style:display-name="opcode_RdRr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opcode_5f_RdRr.B2" style:display-name="opcode_RdRr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opcode_5f_RdRr.C2" style:display-name="opcode_RdRr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opcode_5f_RdRr.D2" style:display-name="opcode_RdRr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opcode_5f_RdRr.E2" style:display-name="opcode_RdRr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opcode_5f_RdRr.F2" style:display-name="opcode_RdRr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opcode_5f_RdRr.G2" style:display-name="opcode_RdRr.G2" style:family="table-cell">
      <style:table-cell-properties fo:background-color="#9999f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opcode_5f_RdRr.H2" style:display-name="opcode_RdRr.H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opcode_5f_RdRr.I2" style:display-name="opcode_RdRr.I2" style:family="table-cell">
      <style:table-cell-properties fo:background-color="#99ff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opcode_5f_RdRr.J2" style:display-name="opcode_RdRr.J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opcode_5f_RdRr.K2" style:display-name="opcode_RdRr.K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opcode_5f_RdRr.L2" style:display-name="opcode_RdRr.L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opcode_5f_RdRr.M2" style:display-name="opcode_RdRr.M2" style:family="table-cell">
      <style:table-cell-properties fo:background-color="#9999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opcode_5f_RdRr.N2" style:display-name="opcode_RdRr.N2" style:family="table-cell">
      <style:table-cell-properties fo:background-color="#9999f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opcode_5f_RdRr.O2" style:display-name="opcode_RdRr.O2" style:family="table-cell">
      <style:table-cell-properties fo:background-color="#9999f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opcode_5f_RdRr.P2" style:display-name="opcode_RdRr.P2" style:family="table-cell">
      <style:table-cell-properties fo:background-color="#9999ff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.187cm" style:rel-column-width="4095*"/>
    </style:style>
    <style:style style:name="Table1.P" style:family="table-column">
      <style:table-column-properties style:column-width="1.192cm" style:rel-column-width="4110*"/>
    </style:style>
    <style:style style:name="Table1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.I2" style:family="table-cell">
      <style:table-cell-properties fo:background-color="#99ff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.K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.M2" style:family="table-cell">
      <style:table-cell-properties fo:background-color="#9999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N2" style:family="table-cell">
      <style:table-cell-properties fo:background-color="#9999f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.O2" style:family="table-cell">
      <style:table-cell-properties fo:background-color="#9999f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.P2" style:family="table-cell">
      <style:table-cell-properties fo:background-color="#9999ff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.187cm" style:rel-column-width="4095*"/>
    </style:style>
    <style:style style:name="Table2.P" style:family="table-column">
      <style:table-column-properties style:column-width="1.192cm" style:rel-column-width="4110*"/>
    </style:style>
    <style:style style:name="Table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2.I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J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.K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.L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2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N2" style:family="table-cell">
      <style:table-cell-properties fo:background-color="#9999f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.O2" style:family="table-cell">
      <style:table-cell-properties fo:background-color="#9999f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.P2" style:family="table-cell">
      <style:table-cell-properties fo:background-color="#9999ff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.187cm" style:rel-column-width="4095*"/>
    </style:style>
    <style:style style:name="Table3.P" style:family="table-column">
      <style:table-column-properties style:column-width="1.192cm" style:rel-column-width="4110*"/>
    </style:style>
    <style:style style:name="Table3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3.H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3.I2" style:family="table-cell">
      <style:table-cell-properties fo:background-color="#99ff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J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3.K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3.L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3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3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3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.187cm" style:rel-column-width="4095*"/>
    </style:style>
    <style:style style:name="Table4.P" style:family="table-column">
      <style:table-column-properties style:column-width="1.192cm" style:rel-column-width="4110*"/>
    </style:style>
    <style:style style:name="Table4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4.H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#99ff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J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4.K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4.L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4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4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4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1.187cm" style:rel-column-width="4095*"/>
    </style:style>
    <style:style style:name="Table5.P" style:family="table-column">
      <style:table-column-properties style:column-width="1.192cm" style:rel-column-width="4110*"/>
    </style:style>
    <style:style style:name="Table5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5.H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I2" style:family="table-cell">
      <style:table-cell-properties fo:background-color="#99ff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J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5.K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5.L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5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5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1.187cm" style:rel-column-width="4093*"/>
    </style:style>
    <style:style style:name="Table7.C" style:family="table-column">
      <style:table-column-properties style:column-width="1.189cm" style:rel-column-width="4100*"/>
    </style:style>
    <style:style style:name="Table7.P" style:family="table-column">
      <style:table-column-properties style:column-width="1.191cm" style:rel-column-width="4105*"/>
    </style:style>
    <style:style style:name="Table7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H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7.I2" style:family="table-cell">
      <style:table-cell-properties fo:background-color="#99ff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J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K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L2" style:family="table-cell">
      <style:table-cell-properties fo:background-color="#99ff99" fo:padding="0.097cm" fo:border="0.5pt solid #000000" style:writing-mode="page">
        <style:background-image/>
      </style:table-cell-properties>
    </style:style>
    <style:style style:name="Table7.M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E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F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G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H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I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J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K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L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M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N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O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P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A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C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D4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7.E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F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G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H4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7.I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J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K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L4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7.M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N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O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P4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1.187cm" style:rel-column-width="4095*"/>
    </style:style>
    <style:style style:name="Table9.P" style:family="table-column">
      <style:table-column-properties style:column-width="1.192cm" style:rel-column-width="4110*"/>
    </style:style>
    <style:style style:name="Table9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9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9.I2" style:family="table-cell">
      <style:table-cell-properties fo:background-color="#99ff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J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K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L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9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1.187cm" style:rel-column-width="4095*"/>
    </style:style>
    <style:style style:name="Table10.P" style:family="table-column">
      <style:table-column-properties style:column-width="1.192cm" style:rel-column-width="4110*"/>
    </style:style>
    <style:style style:name="Table10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0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0.I2" style:family="table-cell">
      <style:table-cell-properties fo:background-color="#99ff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J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K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L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0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1.187cm" style:rel-column-width="4095*"/>
    </style:style>
    <style:style style:name="Table11.P" style:family="table-column">
      <style:table-column-properties style:column-width="1.192cm" style:rel-column-width="4110*"/>
    </style:style>
    <style:style style:name="Table11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1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1.I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J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K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L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1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1.187cm" style:rel-column-width="4095*"/>
    </style:style>
    <style:style style:name="Table12.P" style:family="table-column">
      <style:table-column-properties style:column-width="1.192cm" style:rel-column-width="4110*"/>
    </style:style>
    <style:style style:name="Table1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2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2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2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2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2.I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J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2.K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2.L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2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2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2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3" style:family="table">
      <style:table-properties style:width="19.001cm" table:align="margins"/>
    </style:style>
    <style:style style:name="Table13.A" style:family="table-column">
      <style:table-column-properties style:column-width="1.187cm" style:rel-column-width="4095*"/>
    </style:style>
    <style:style style:name="Table13.P" style:family="table-column">
      <style:table-column-properties style:column-width="1.192cm" style:rel-column-width="4110*"/>
    </style:style>
    <style:style style:name="Table13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13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3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3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3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3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3.I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J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3.K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3.L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3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3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3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4" style:family="table">
      <style:table-properties style:width="19.001cm" table:align="margins"/>
    </style:style>
    <style:style style:name="Table14.A" style:family="table-column">
      <style:table-column-properties style:column-width="1.187cm" style:rel-column-width="4095*"/>
    </style:style>
    <style:style style:name="Table14.P" style:family="table-column">
      <style:table-column-properties style:column-width="1.192cm" style:rel-column-width="4110*"/>
    </style:style>
    <style:style style:name="Table14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14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4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4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4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4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4.I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J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4.K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4.L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4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4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4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20" style:family="table">
      <style:table-properties style:width="19.001cm" table:align="margins"/>
    </style:style>
    <style:style style:name="Table20.A" style:family="table-column">
      <style:table-column-properties style:column-width="1.187cm" style:rel-column-width="4095*"/>
    </style:style>
    <style:style style:name="Table20.P" style:family="table-column">
      <style:table-column-properties style:column-width="1.192cm" style:rel-column-width="4110*"/>
    </style:style>
    <style:style style:name="Table20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20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0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0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20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0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0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20.I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J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0.K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0.L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20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0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0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5" style:family="table">
      <style:table-properties style:width="19.001cm" table:align="margins"/>
    </style:style>
    <style:style style:name="Table15.A" style:family="table-column">
      <style:table-column-properties style:column-width="1.187cm" style:rel-column-width="4095*"/>
    </style:style>
    <style:style style:name="Table15.P" style:family="table-column">
      <style:table-column-properties style:column-width="1.192cm" style:rel-column-width="4110*"/>
    </style:style>
    <style:style style:name="Table15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15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5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5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5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5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5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5.I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J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5.K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5.L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5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5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5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8" style:family="table">
      <style:table-properties style:width="19.001cm" table:align="margins"/>
    </style:style>
    <style:style style:name="Table18.A" style:family="table-column">
      <style:table-column-properties style:column-width="1.187cm" style:rel-column-width="4093*"/>
    </style:style>
    <style:style style:name="Table18.C" style:family="table-column">
      <style:table-column-properties style:column-width="1.189cm" style:rel-column-width="4100*"/>
    </style:style>
    <style:style style:name="Table18.P" style:family="table-column">
      <style:table-column-properties style:column-width="1.191cm" style:rel-column-width="4105*"/>
    </style:style>
    <style:style style:name="Table18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18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8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8.I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J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K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L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8.M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8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E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F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G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H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I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J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K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L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M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N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O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P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.A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B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C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D4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8.E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F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G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H4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8.I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J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K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L4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8.M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N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O4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8.P4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6" style:family="table">
      <style:table-properties style:width="19.001cm" table:align="margins"/>
    </style:style>
    <style:style style:name="Table16.A" style:family="table-column">
      <style:table-column-properties style:column-width="1.187cm" style:rel-column-width="4095*"/>
    </style:style>
    <style:style style:name="Table16.P" style:family="table-column">
      <style:table-column-properties style:column-width="1.192cm" style:rel-column-width="4110*"/>
    </style:style>
    <style:style style:name="Table1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16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6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6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6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6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6.I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J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6.K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6.L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6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6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6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7" style:family="table">
      <style:table-properties style:width="19.001cm" table:align="margins"/>
    </style:style>
    <style:style style:name="Table17.A" style:family="table-column">
      <style:table-column-properties style:column-width="1.187cm" style:rel-column-width="4095*"/>
    </style:style>
    <style:style style:name="Table17.P" style:family="table-column">
      <style:table-column-properties style:column-width="1.192cm" style:rel-column-width="4110*"/>
    </style:style>
    <style:style style:name="Table17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17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7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7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7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7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7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7.I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J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7.K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7.L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7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7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7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.187cm" style:rel-column-width="4095*"/>
    </style:style>
    <style:style style:name="Table6.P" style:family="table-column">
      <style:table-column-properties style:column-width="1.192cm" style:rel-column-width="4110*"/>
    </style:style>
    <style:style style:name="Table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6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6.H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I2" style:family="table-cell">
      <style:table-cell-properties fo:background-color="#99ff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J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6.K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6.L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6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6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9" style:family="table">
      <style:table-properties style:width="19.001cm" table:align="margins"/>
    </style:style>
    <style:style style:name="Table19.A" style:family="table-column">
      <style:table-column-properties style:column-width="1.187cm" style:rel-column-width="4095*"/>
    </style:style>
    <style:style style:name="Table19.P" style:family="table-column">
      <style:table-column-properties style:column-width="1.192cm" style:rel-column-width="4110*"/>
    </style:style>
    <style:style style:name="Table19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19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B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9.C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9.D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9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F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9.G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9.H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9.I2" style:family="table-cell">
      <style:table-cell-properties fo:background-color="#99ff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J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9.K2" style:family="table-cell">
      <style:table-cell-properties fo:background-color="#99ff99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9.L2" style:family="table-cell">
      <style:table-cell-properties fo:background-color="#99ff99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9.M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N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9.O2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9.P2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2d987"/>
    </style:style>
    <style:style style:name="P2" style:family="paragraph" style:parent-style-name="Standard">
      <style:text-properties officeooo:paragraph-rsid="0014e0da"/>
    </style:style>
    <style:style style:name="P3" style:family="paragraph" style:parent-style-name="Standard">
      <style:text-properties officeooo:rsid="0016b98c" officeooo:paragraph-rsid="0016b98c"/>
    </style:style>
    <style:style style:name="P4" style:family="paragraph" style:parent-style-name="Standard">
      <style:text-properties officeooo:paragraph-rsid="0016b98c"/>
    </style:style>
    <style:style style:name="P5" style:family="paragraph" style:parent-style-name="Standard">
      <style:text-properties officeooo:rsid="0016f8db" officeooo:paragraph-rsid="0016f8db"/>
    </style:style>
    <style:style style:name="P6" style:family="paragraph" style:parent-style-name="Standard">
      <style:text-properties officeooo:rsid="00175f74" officeooo:paragraph-rsid="00175f74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859" officeooo:paragraph-rsid="00113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859" officeooo:paragraph-rsid="0012d9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859" officeooo:paragraph-rsid="00137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859" officeooo:paragraph-rsid="0014e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e0da" officeooo:paragraph-rsid="0014e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98c" officeooo:paragraph-rsid="0016b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1385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2d98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3708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4e0d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6b98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1385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2d98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3708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4e0d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6b98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1385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2d98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3708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4e0d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6b98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3859" officeooo:paragraph-rsid="00113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3859" officeooo:paragraph-rsid="0012d9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3859" officeooo:paragraph-rsid="00137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3859" officeooo:paragraph-rsid="0014e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2d987" officeooo:paragraph-rsid="0012d9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2d987" officeooo:paragraph-rsid="0014e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4e0da" officeooo:paragraph-rsid="0014e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6b98c" officeooo:paragraph-rsid="0016b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Heading_20_1">
      <style:text-properties officeooo:paragraph-rsid="001997b9"/>
    </style:style>
    <style:style style:name="P38" style:family="paragraph" style:parent-style-name="Heading_20_2">
      <style:text-properties officeooo:paragraph-rsid="001997b9"/>
    </style:style>
    <style:style style:name="P39" style:family="paragraph" style:parent-style-name="Heading_20_2">
      <style:text-properties officeooo:rsid="001e0f60" officeooo:paragraph-rsid="001e0f60"/>
    </style:style>
    <style:style style:name="P40" style:family="paragraph" style:parent-style-name="Heading_20_2">
      <style:text-properties officeooo:paragraph-rsid="001ea6c0"/>
    </style:style>
    <style:style style:name="P41" style:family="paragraph" style:parent-style-name="Standard">
      <style:text-properties officeooo:rsid="0018593e" officeooo:paragraph-rsid="0018593e"/>
    </style:style>
    <style:style style:name="P42" style:family="paragraph" style:parent-style-name="Standard">
      <style:text-properties officeooo:rsid="0018593e" officeooo:paragraph-rsid="001e0f60"/>
    </style:style>
    <style:style style:name="P43" style:family="paragraph" style:parent-style-name="Standard">
      <style:text-properties officeooo:rsid="0018593e" officeooo:paragraph-rsid="001ea6c0"/>
    </style:style>
    <style:style style:name="P44" style:family="paragraph" style:parent-style-name="Standard">
      <style:text-properties officeooo:rsid="0018593e" officeooo:paragraph-rsid="00222656"/>
    </style:style>
    <style:style style:name="P45" style:family="paragraph" style:parent-style-name="Standard">
      <style:text-properties officeooo:rsid="001715db" officeooo:paragraph-rsid="001715db"/>
    </style:style>
    <style:style style:name="P46" style:family="paragraph" style:parent-style-name="Standard">
      <style:text-properties officeooo:rsid="0016b98c" officeooo:paragraph-rsid="0016b98c"/>
    </style:style>
    <style:style style:name="P47" style:family="paragraph" style:parent-style-name="Standard">
      <style:text-properties officeooo:rsid="0016b98c" officeooo:paragraph-rsid="001e0f60"/>
    </style:style>
    <style:style style:name="P48" style:family="paragraph" style:parent-style-name="Standard">
      <style:text-properties officeooo:rsid="0018fa34" officeooo:paragraph-rsid="0018fa34"/>
    </style:style>
    <style:style style:name="P49" style:family="paragraph" style:parent-style-name="Standard">
      <style:text-properties officeooo:rsid="00175f74" officeooo:paragraph-rsid="00175f74"/>
    </style:style>
    <style:style style:name="P50" style:family="paragraph" style:parent-style-name="Standard">
      <style:text-properties officeooo:rsid="0016f8db" officeooo:paragraph-rsid="0016f8db"/>
    </style:style>
    <style:style style:name="P51" style:family="paragraph" style:parent-style-name="Standard">
      <style:text-properties officeooo:rsid="001db7f5" officeooo:paragraph-rsid="001db7f5"/>
    </style:style>
    <style:style style:name="P52" style:family="paragraph" style:parent-style-name="Standard">
      <style:text-properties officeooo:rsid="001db7f5" officeooo:paragraph-rsid="00113859"/>
    </style:style>
    <style:style style:name="P53" style:family="paragraph" style:parent-style-name="Standard">
      <style:text-properties officeooo:rsid="001db7f5" officeooo:paragraph-rsid="001e0f60"/>
    </style:style>
    <style:style style:name="P54" style:family="paragraph" style:parent-style-name="Standard">
      <style:text-properties officeooo:rsid="001db7f5" officeooo:paragraph-rsid="001ea6c0"/>
    </style:style>
    <style:style style:name="P55" style:family="paragraph" style:parent-style-name="Standard">
      <style:text-properties officeooo:paragraph-rsid="00113859"/>
    </style:style>
    <style:style style:name="P56" style:family="paragraph" style:parent-style-name="Standard">
      <style:text-properties officeooo:paragraph-rsid="001e0f60"/>
    </style:style>
    <style:style style:name="P57" style:family="paragraph" style:parent-style-name="Standard">
      <style:text-properties officeooo:paragraph-rsid="001ea6c0"/>
    </style:style>
    <style:style style:name="P58" style:family="paragraph" style:parent-style-name="Standard">
      <style:text-properties officeooo:rsid="001ea6c0" officeooo:paragraph-rsid="001ea6c0"/>
    </style:style>
    <style:style style:name="P59" style:family="paragraph" style:parent-style-name="Standard">
      <style:text-properties officeooo:paragraph-rsid="0014e0da"/>
    </style:style>
    <style:style style:name="P60" style:family="paragraph" style:parent-style-name="Standard">
      <style:text-properties officeooo:rsid="00201780" officeooo:paragraph-rsid="00201780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3859" officeooo:paragraph-rsid="00113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3859" officeooo:paragraph-rsid="0012d9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3859" officeooo:paragraph-rsid="00137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3859" officeooo:paragraph-rsid="0014e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3859" officeooo:paragraph-rsid="0016b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3859" officeooo:paragraph-rsid="001e0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3859" officeooo:paragraph-rsid="001ea6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2d987" officeooo:paragraph-rsid="001ea6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6b98c" officeooo:paragraph-rsid="0016b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4e0da" officeooo:paragraph-rsid="0014e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859" officeooo:paragraph-rsid="00113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859" officeooo:paragraph-rsid="0014e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859" officeooo:paragraph-rsid="001e0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859" officeooo:paragraph-rsid="001ea6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e0f6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ea6c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e0f6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13859" officeooo:paragraph-rsid="001ea6c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e0f6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ea6c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" style:family="text">
      <style:text-properties officeooo:rsid="0012d987"/>
    </style:style>
    <style:style style:name="T2" style:family="text">
      <style:text-properties officeooo:rsid="0016b98c"/>
    </style:style>
    <style:style style:name="T3" style:family="text">
      <style:text-properties style:font-name="Liberation Sans" fo:font-size="16.1000003814697pt" fo:font-weight="bold" officeooo:rsid="0016b98c" style:font-name-asian="Microsoft YaHei" style:font-size-asian="16.1000003814697pt" style:font-weight-asian="bold" style:font-name-complex="Arial" style:font-size-complex="16.1000003814697pt" style:font-weight-complex="bold"/>
    </style:style>
    <style:style style:name="T4" style:family="text">
      <style:text-properties officeooo:rsid="001715db"/>
    </style:style>
    <style:style style:name="T5" style:family="text">
      <style:text-properties officeooo:rsid="0018593e"/>
    </style:style>
    <style:style style:name="T6" style:family="text">
      <style:text-properties officeooo:rsid="001db7f5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1db7f5" style:font-name-asian="Liberation Serif1" style:font-name-complex="Liberation Serif1"/>
    </style:style>
    <style:style style:name="T9" style:family="text">
      <style:text-properties style:font-name="Liberation Serif1" officeooo:rsid="001e0f60" style:font-name-asian="Liberation Serif1" style:font-name-complex="Liberation Serif1"/>
    </style:style>
    <style:style style:name="T10" style:family="text">
      <style:text-properties officeooo:rsid="001e0f60"/>
    </style:style>
    <style:style style:name="T11" style:family="text">
      <style:text-properties officeooo:rsid="001ea6c0"/>
    </style:style>
    <style:style style:name="T12" style:family="text">
      <style:text-properties officeooo:rsid="00222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Opcode structures</text:h>
      <text:h text:style-name="P38" text:outline-level="2">Two registers</text:h>
      <text:p text:style-name="Standard">MNEMONIC RD, RR</text:p>
      <table:table table:name="opcode_RdRr" table:style-name="opcode_5f_RdRr">
        <table:table-column table:style-name="opcode_5f_RdRr.A" table:number-columns-repeated="15"/>
        <table:table-column table:style-name="opcode_5f_RdRr.P"/>
        <table:table-row>
          <table:table-cell table:style-name="opcode_5f_RdRr.A1" office:value-type="string">
            <text:p text:style-name="P13">15</text:p>
          </table:table-cell>
          <table:table-cell table:style-name="opcode_5f_RdRr.A1" office:value-type="string">
            <text:p text:style-name="P23"/>
          </table:table-cell>
          <table:table-cell table:style-name="opcode_5f_RdRr.A1" office:value-type="string">
            <text:p text:style-name="P23"/>
          </table:table-cell>
          <table:table-cell table:style-name="opcode_5f_RdRr.A1" office:value-type="string">
            <text:p text:style-name="P18">12</text:p>
          </table:table-cell>
          <table:table-cell table:style-name="opcode_5f_RdRr.A1" office:value-type="string">
            <text:p text:style-name="P23"/>
          </table:table-cell>
          <table:table-cell table:style-name="opcode_5f_RdRr.A1" office:value-type="string">
            <text:p text:style-name="P23"/>
          </table:table-cell>
          <table:table-cell table:style-name="opcode_5f_RdRr.A1" office:value-type="string">
            <text:p text:style-name="P23"/>
          </table:table-cell>
          <table:table-cell table:style-name="opcode_5f_RdRr.A1" office:value-type="string">
            <text:p text:style-name="P18">8</text:p>
          </table:table-cell>
          <table:table-cell table:style-name="opcode_5f_RdRr.A1" office:value-type="string">
            <text:p text:style-name="P23"/>
          </table:table-cell>
          <table:table-cell table:style-name="opcode_5f_RdRr.A1" office:value-type="string">
            <text:p text:style-name="P23"/>
          </table:table-cell>
          <table:table-cell table:style-name="opcode_5f_RdRr.A1" office:value-type="string">
            <text:p text:style-name="P23"/>
          </table:table-cell>
          <table:table-cell table:style-name="opcode_5f_RdRr.A1" office:value-type="string">
            <text:p text:style-name="P18">4</text:p>
          </table:table-cell>
          <table:table-cell table:style-name="opcode_5f_RdRr.A1" office:value-type="string">
            <text:p text:style-name="P23"/>
          </table:table-cell>
          <table:table-cell table:style-name="opcode_5f_RdRr.A1" office:value-type="string">
            <text:p text:style-name="P23"/>
          </table:table-cell>
          <table:table-cell table:style-name="opcode_5f_RdRr.A1" office:value-type="string">
            <text:p text:style-name="P23"/>
          </table:table-cell>
          <table:table-cell table:style-name="opcode_5f_RdRr.A1" office:value-type="string">
            <text:p text:style-name="P18">0</text:p>
          </table:table-cell>
        </table:table-row>
        <table:table-row>
          <table:table-cell table:style-name="opcode_5f_RdRr.A2" office:value-type="string">
            <text:p text:style-name="P29">·</text:p>
          </table:table-cell>
          <table:table-cell table:style-name="opcode_5f_RdRr.B2" office:value-type="string">
            <text:p text:style-name="P29">·</text:p>
          </table:table-cell>
          <table:table-cell table:style-name="opcode_5f_RdRr.C2" office:value-type="string">
            <text:p text:style-name="P29">·</text:p>
          </table:table-cell>
          <table:table-cell table:style-name="opcode_5f_RdRr.D2" office:value-type="string">
            <text:p text:style-name="P29">·</text:p>
          </table:table-cell>
          <table:table-cell table:style-name="opcode_5f_RdRr.E2" office:value-type="string">
            <text:p text:style-name="P29">·</text:p>
          </table:table-cell>
          <table:table-cell table:style-name="opcode_5f_RdRr.F2" office:value-type="string">
            <text:p text:style-name="P29">·</text:p>
          </table:table-cell>
          <table:table-cell table:style-name="opcode_5f_RdRr.G2" office:value-type="string">
            <text:p text:style-name="P7">r</text:p>
          </table:table-cell>
          <table:table-cell table:style-name="opcode_5f_RdRr.H2" office:value-type="string">
            <text:p text:style-name="P7">d</text:p>
          </table:table-cell>
          <table:table-cell table:style-name="opcode_5f_RdRr.I2" office:value-type="string">
            <text:p text:style-name="P7">d</text:p>
          </table:table-cell>
          <table:table-cell table:style-name="opcode_5f_RdRr.J2" office:value-type="string">
            <text:p text:style-name="P7">d</text:p>
          </table:table-cell>
          <table:table-cell table:style-name="opcode_5f_RdRr.K2" office:value-type="string">
            <text:p text:style-name="P7">d</text:p>
          </table:table-cell>
          <table:table-cell table:style-name="opcode_5f_RdRr.L2" office:value-type="string">
            <text:p text:style-name="P7">d</text:p>
          </table:table-cell>
          <table:table-cell table:style-name="opcode_5f_RdRr.M2" office:value-type="string">
            <text:p text:style-name="P7">r</text:p>
          </table:table-cell>
          <table:table-cell table:style-name="opcode_5f_RdRr.N2" office:value-type="string">
            <text:p text:style-name="P7">r</text:p>
          </table:table-cell>
          <table:table-cell table:style-name="opcode_5f_RdRr.O2" office:value-type="string">
            <text:p text:style-name="P7">r</text:p>
          </table:table-cell>
          <table:table-cell table:style-name="opcode_5f_RdRr.P2" office:value-type="string">
            <text:p text:style-name="P7">r</text:p>
          </table:table-cell>
        </table:table-row>
      </table:table>
      <text:p text:style-name="P3">ADC, ADD, <text:s/>AND, <text:span text:style-name="T4">CLR*, CP, CPC, CPSE, EOR, LSL*, MOV, MUL, OR, ROL*, SBC, SUB, TST*.</text:span></text:p>
      <text:p text:style-name="P51"/>
      <table:table table:name="Table1" table:style-name="Table1">
        <table:table-column table:style-name="Table1.A" table:number-columns-repeated="15"/>
        <table:table-column table:style-name="Table1.P"/>
        <table:table-row>
          <table:table-cell table:style-name="Table1.A1" office:value-type="string">
            <text:p text:style-name="P13">15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8">12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8">8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8">4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29">·</text:p>
          </table:table-cell>
          <table:table-cell table:style-name="Table1.B2" office:value-type="string">
            <text:p text:style-name="P29">·</text:p>
          </table:table-cell>
          <table:table-cell table:style-name="Table1.C2" office:value-type="string">
            <text:p text:style-name="P29">·</text:p>
          </table:table-cell>
          <table:table-cell table:style-name="Table1.D2" office:value-type="string">
            <text:p text:style-name="P29">·</text:p>
          </table:table-cell>
          <table:table-cell table:style-name="Table1.E2" office:value-type="string">
            <text:p text:style-name="P29">·</text:p>
          </table:table-cell>
          <table:table-cell table:style-name="Table1.F2" office:value-type="string">
            <text:p text:style-name="P29">·</text:p>
          </table:table-cell>
          <table:table-cell table:style-name="Table1.G2" office:value-type="string">
            <text:p text:style-name="P29">·</text:p>
          </table:table-cell>
          <table:table-cell table:style-name="Table1.H2" office:value-type="string">
            <text:p text:style-name="P29">·</text:p>
          </table:table-cell>
          <table:table-cell table:style-name="Table1.I2" office:value-type="string">
            <text:p text:style-name="P7">d</text:p>
          </table:table-cell>
          <table:table-cell table:style-name="Table1.J2" office:value-type="string">
            <text:p text:style-name="P7">d</text:p>
          </table:table-cell>
          <table:table-cell table:style-name="Table1.K2" office:value-type="string">
            <text:p text:style-name="P7">d</text:p>
          </table:table-cell>
          <table:table-cell table:style-name="Table1.L2" office:value-type="string">
            <text:p text:style-name="P7">d</text:p>
          </table:table-cell>
          <table:table-cell table:style-name="Table1.M2" office:value-type="string">
            <text:p text:style-name="P7">r</text:p>
          </table:table-cell>
          <table:table-cell table:style-name="Table1.N2" office:value-type="string">
            <text:p text:style-name="P7">r</text:p>
          </table:table-cell>
          <table:table-cell table:style-name="Table1.O2" office:value-type="string">
            <text:p text:style-name="P7">r</text:p>
          </table:table-cell>
          <table:table-cell table:style-name="Table1.P2" office:value-type="string">
            <text:p text:style-name="P7">r</text:p>
          </table:table-cell>
        </table:table-row>
      </table:table>
      <text:p text:style-name="P44">MOVW : <text:span text:style-name="T12">(R1:R0 .. R31:R30)</text:span>,</text:p>
      <text:p text:style-name="P44">MULS, MULSU : <text:span text:style-name="T12">(R16 .. R31)</text:span>.</text:p>
      <text:p text:style-name="P52"/>
      <table:table table:name="Table2" table:style-name="Table2">
        <table:table-column table:style-name="Table2.A" table:number-columns-repeated="15"/>
        <table:table-column table:style-name="Table2.P"/>
        <table:table-row>
          <table:table-cell table:style-name="Table2.A1" office:value-type="string">
            <text:p text:style-name="P13">15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8">12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8">8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8">0</text:p>
          </table:table-cell>
        </table:table-row>
        <table:table-row>
          <table:table-cell table:style-name="Table2.A2" office:value-type="string">
            <text:p text:style-name="P29">·</text:p>
          </table:table-cell>
          <table:table-cell table:style-name="Table2.B2" office:value-type="string">
            <text:p text:style-name="P29">·</text:p>
          </table:table-cell>
          <table:table-cell table:style-name="Table2.C2" office:value-type="string">
            <text:p text:style-name="P29">·</text:p>
          </table:table-cell>
          <table:table-cell table:style-name="Table2.D2" office:value-type="string">
            <text:p text:style-name="P29">·</text:p>
          </table:table-cell>
          <table:table-cell table:style-name="Table2.E2" office:value-type="string">
            <text:p text:style-name="P29">·</text:p>
          </table:table-cell>
          <table:table-cell table:style-name="Table2.F2" office:value-type="string">
            <text:p text:style-name="P29">·</text:p>
          </table:table-cell>
          <table:table-cell table:style-name="Table2.G2" office:value-type="string">
            <text:p text:style-name="P29">·</text:p>
          </table:table-cell>
          <table:table-cell table:style-name="Table2.H2" office:value-type="string">
            <text:p text:style-name="P29">·</text:p>
          </table:table-cell>
          <table:table-cell table:style-name="Table2.I2" office:value-type="string">
            <text:p text:style-name="P29">·</text:p>
          </table:table-cell>
          <table:table-cell table:style-name="Table2.J2" office:value-type="string">
            <text:p text:style-name="P7">d</text:p>
          </table:table-cell>
          <table:table-cell table:style-name="Table2.K2" office:value-type="string">
            <text:p text:style-name="P7">d</text:p>
          </table:table-cell>
          <table:table-cell table:style-name="Table2.L2" office:value-type="string">
            <text:p text:style-name="P7">d</text:p>
          </table:table-cell>
          <table:table-cell table:style-name="Table2.M2" office:value-type="string">
            <text:p text:style-name="P29">·</text:p>
          </table:table-cell>
          <table:table-cell table:style-name="Table2.N2" office:value-type="string">
            <text:p text:style-name="P7">r</text:p>
          </table:table-cell>
          <table:table-cell table:style-name="Table2.O2" office:value-type="string">
            <text:p text:style-name="P7">r</text:p>
          </table:table-cell>
          <table:table-cell table:style-name="Table2.P2" office:value-type="string">
            <text:p text:style-name="P7">r</text:p>
          </table:table-cell>
        </table:table-row>
      </table:table>
      <text:p text:style-name="P45">FMUL, FMULS, FMULSU : <text:span text:style-name="T12">(R24 .. R31)</text:span>.</text:p>
      <text:h text:style-name="P39" text:outline-level="2">One register</text:h>
      <text:p text:style-name="Standard">MNEMONIC RD or MNEMONIC RR</text:p>
      <table:table table:name="Table6" table:style-name="Table6">
        <table:table-column table:style-name="Table6.A" table:number-columns-repeated="15"/>
        <table:table-column table:style-name="Table6.P"/>
        <table:table-row>
          <table:table-cell table:style-name="Table6.A1" office:value-type="string">
            <text:p text:style-name="P75">15</text:p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7">12</text:p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7">8</text:p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7">4</text:p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7">0</text:p>
          </table:table-cell>
        </table:table-row>
        <table:table-row>
          <table:table-cell table:style-name="Table6.A2" office:value-type="string">
            <text:p text:style-name="P66">·</text:p>
          </table:table-cell>
          <table:table-cell table:style-name="Table6.B2" office:value-type="string">
            <text:p text:style-name="P66">·</text:p>
          </table:table-cell>
          <table:table-cell table:style-name="Table6.C2" office:value-type="string">
            <text:p text:style-name="P66">·</text:p>
          </table:table-cell>
          <table:table-cell table:style-name="Table6.D2" office:value-type="string">
            <text:p text:style-name="P66">·</text:p>
          </table:table-cell>
          <table:table-cell table:style-name="Table6.E2" office:value-type="string">
            <text:p text:style-name="P66">·</text:p>
          </table:table-cell>
          <table:table-cell table:style-name="Table6.F2" office:value-type="string">
            <text:p text:style-name="P66">·</text:p>
          </table:table-cell>
          <table:table-cell table:style-name="Table6.G2" office:value-type="string">
            <text:p text:style-name="P66">·</text:p>
          </table:table-cell>
          <table:table-cell table:style-name="Table6.H2" office:value-type="string">
            <text:p text:style-name="P73">d / r</text:p>
          </table:table-cell>
          <table:table-cell table:style-name="Table6.I2" office:value-type="string">
            <text:p text:style-name="P73">d / r</text:p>
          </table:table-cell>
          <table:table-cell table:style-name="Table6.J2" office:value-type="string">
            <text:p text:style-name="P73">d / r</text:p>
          </table:table-cell>
          <table:table-cell table:style-name="Table6.K2" office:value-type="string">
            <text:p text:style-name="P73">d / r</text:p>
          </table:table-cell>
          <table:table-cell table:style-name="Table6.L2" office:value-type="string">
            <text:p text:style-name="P73">d / r</text:p>
          </table:table-cell>
          <table:table-cell table:style-name="Table6.M2" office:value-type="string">
            <text:p text:style-name="P66">·</text:p>
          </table:table-cell>
          <table:table-cell table:style-name="Table6.N2" office:value-type="string">
            <text:p text:style-name="P66">·</text:p>
          </table:table-cell>
          <table:table-cell table:style-name="Table6.O2" office:value-type="string">
            <text:p text:style-name="P66">·</text:p>
          </table:table-cell>
          <table:table-cell table:style-name="Table6.P2" office:value-type="string">
            <text:p text:style-name="P66">·</text:p>
          </table:table-cell>
        </table:table-row>
      </table:table>
      <text:p text:style-name="P42">ASR, COM, DEC, ELPM (2), ELPM (3), INC, LAC, LAS, LAT, LD, LDD (1)*, <text:s/>LPM (2), LPM (3), LSR, NEG, PUSH, POP, ROR, ST, STD (1)*, SWAP, XCH.</text:p>
      <text:p text:style-name="P56"/>
      <text:p text:style-name="P60">MNEMONIC RD</text:p>
      <table:table table:name="Table19" table:style-name="Table19">
        <table:table-column table:style-name="Table19.A" table:number-columns-repeated="15"/>
        <table:table-column table:style-name="Table19.P"/>
        <table:table-row>
          <table:table-cell table:style-name="Table19.A1" office:value-type="string">
            <text:p text:style-name="P76">15</text:p>
          </table:table-cell>
          <table:table-cell table:style-name="Table19.A1" office:value-type="string">
            <text:p text:style-name="P80"/>
          </table:table-cell>
          <table:table-cell table:style-name="Table19.A1" office:value-type="string">
            <text:p text:style-name="P80"/>
          </table:table-cell>
          <table:table-cell table:style-name="Table19.A1" office:value-type="string">
            <text:p text:style-name="P78">12</text:p>
          </table:table-cell>
          <table:table-cell table:style-name="Table19.A1" office:value-type="string">
            <text:p text:style-name="P80"/>
          </table:table-cell>
          <table:table-cell table:style-name="Table19.A1" office:value-type="string">
            <text:p text:style-name="P80"/>
          </table:table-cell>
          <table:table-cell table:style-name="Table19.A1" office:value-type="string">
            <text:p text:style-name="P80"/>
          </table:table-cell>
          <table:table-cell table:style-name="Table19.A1" office:value-type="string">
            <text:p text:style-name="P78">8</text:p>
          </table:table-cell>
          <table:table-cell table:style-name="Table19.A1" office:value-type="string">
            <text:p text:style-name="P80"/>
          </table:table-cell>
          <table:table-cell table:style-name="Table19.A1" office:value-type="string">
            <text:p text:style-name="P80"/>
          </table:table-cell>
          <table:table-cell table:style-name="Table19.A1" office:value-type="string">
            <text:p text:style-name="P80"/>
          </table:table-cell>
          <table:table-cell table:style-name="Table19.A1" office:value-type="string">
            <text:p text:style-name="P78">4</text:p>
          </table:table-cell>
          <table:table-cell table:style-name="Table19.A1" office:value-type="string">
            <text:p text:style-name="P80"/>
          </table:table-cell>
          <table:table-cell table:style-name="Table19.A1" office:value-type="string">
            <text:p text:style-name="P80"/>
          </table:table-cell>
          <table:table-cell table:style-name="Table19.A1" office:value-type="string">
            <text:p text:style-name="P80"/>
          </table:table-cell>
          <table:table-cell table:style-name="Table19.A1" office:value-type="string">
            <text:p text:style-name="P78">0</text:p>
          </table:table-cell>
        </table:table-row>
        <table:table-row>
          <table:table-cell table:style-name="Table19.A2" office:value-type="string">
            <text:p text:style-name="P67">·</text:p>
          </table:table-cell>
          <table:table-cell table:style-name="Table19.B2" office:value-type="string">
            <text:p text:style-name="P67">·</text:p>
          </table:table-cell>
          <table:table-cell table:style-name="Table19.C2" office:value-type="string">
            <text:p text:style-name="P67">·</text:p>
          </table:table-cell>
          <table:table-cell table:style-name="Table19.D2" office:value-type="string">
            <text:p text:style-name="P67">·</text:p>
          </table:table-cell>
          <table:table-cell table:style-name="Table19.E2" office:value-type="string">
            <text:p text:style-name="P67">·</text:p>
          </table:table-cell>
          <table:table-cell table:style-name="Table19.F2" office:value-type="string">
            <text:p text:style-name="P68">·</text:p>
          </table:table-cell>
          <table:table-cell table:style-name="Table19.G2" office:value-type="string">
            <text:p text:style-name="P68">·</text:p>
          </table:table-cell>
          <table:table-cell table:style-name="Table19.H2" office:value-type="string">
            <text:p text:style-name="P68">·</text:p>
          </table:table-cell>
          <table:table-cell table:style-name="Table19.I2" office:value-type="string">
            <text:p text:style-name="P74">d</text:p>
          </table:table-cell>
          <table:table-cell table:style-name="Table19.J2" office:value-type="string">
            <text:p text:style-name="P74">d</text:p>
          </table:table-cell>
          <table:table-cell table:style-name="Table19.K2" office:value-type="string">
            <text:p text:style-name="P74">d</text:p>
          </table:table-cell>
          <table:table-cell table:style-name="Table19.L2" office:value-type="string">
            <text:p text:style-name="P74">d</text:p>
          </table:table-cell>
          <table:table-cell table:style-name="Table19.M2" office:value-type="string">
            <text:p text:style-name="P67">·</text:p>
          </table:table-cell>
          <table:table-cell table:style-name="Table19.N2" office:value-type="string">
            <text:p text:style-name="P67">·</text:p>
          </table:table-cell>
          <table:table-cell table:style-name="Table19.O2" office:value-type="string">
            <text:p text:style-name="P67">·</text:p>
          </table:table-cell>
          <table:table-cell table:style-name="Table19.P2" office:value-type="string">
            <text:p text:style-name="P67">·</text:p>
          </table:table-cell>
        </table:table-row>
      </table:table>
      <text:p text:style-name="P43">SER*.</text:p>
      <text:h text:style-name="P40" text:outline-level="2">One (<text:span text:style-name="T3">R0 .. R31</text:span>) register and another operand</text:h>
      <text:p text:style-name="Standard">MNEMONIC RD, B or MNEMONIC RR, B</text:p>
      <table:table table:name="Table3" table:style-name="Table3">
        <table:table-column table:style-name="Table3.A" table:number-columns-repeated="15"/>
        <table:table-column table:style-name="Table3.P"/>
        <table:table-row>
          <table:table-cell table:style-name="Table3.A1" office:value-type="string">
            <text:p text:style-name="P13">15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8">1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8">8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8">4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8">0</text:p>
          </table:table-cell>
        </table:table-row>
        <table:table-row>
          <table:table-cell table:style-name="Table3.A2" office:value-type="string">
            <text:p text:style-name="P29">·</text:p>
          </table:table-cell>
          <table:table-cell table:style-name="Table3.B2" office:value-type="string">
            <text:p text:style-name="P29">·</text:p>
          </table:table-cell>
          <table:table-cell table:style-name="Table3.C2" office:value-type="string">
            <text:p text:style-name="P29">·</text:p>
          </table:table-cell>
          <table:table-cell table:style-name="Table3.D2" office:value-type="string">
            <text:p text:style-name="P29">·</text:p>
          </table:table-cell>
          <table:table-cell table:style-name="Table3.E2" office:value-type="string">
            <text:p text:style-name="P29">·</text:p>
          </table:table-cell>
          <table:table-cell table:style-name="Table3.F2" office:value-type="string">
            <text:p text:style-name="P29">·</text:p>
          </table:table-cell>
          <table:table-cell table:style-name="Table3.G2" office:value-type="string">
            <text:p text:style-name="P29">·</text:p>
          </table:table-cell>
          <table:table-cell table:style-name="Table3.H2" office:value-type="string">
            <text:p text:style-name="P7">d / r</text:p>
          </table:table-cell>
          <table:table-cell table:style-name="Table3.I2" office:value-type="string">
            <text:p text:style-name="P7">d / r</text:p>
          </table:table-cell>
          <table:table-cell table:style-name="Table3.J2" office:value-type="string">
            <text:p text:style-name="P7">d / r</text:p>
          </table:table-cell>
          <table:table-cell table:style-name="Table3.K2" office:value-type="string">
            <text:p text:style-name="P7">d / r</text:p>
          </table:table-cell>
          <table:table-cell table:style-name="Table3.L2" office:value-type="string">
            <text:p text:style-name="P7">d / r</text:p>
          </table:table-cell>
          <table:table-cell table:style-name="Table3.M2" office:value-type="string">
            <text:p text:style-name="P29">·</text:p>
          </table:table-cell>
          <table:table-cell table:style-name="Table3.N2" office:value-type="string">
            <text:p text:style-name="P29">b</text:p>
          </table:table-cell>
          <table:table-cell table:style-name="Table3.O2" office:value-type="string">
            <text:p text:style-name="P29">b</text:p>
          </table:table-cell>
          <table:table-cell table:style-name="Table3.P2" office:value-type="string">
            <text:p text:style-name="P29">b</text:p>
          </table:table-cell>
        </table:table-row>
      </table:table>
      <text:p text:style-name="P3">BST, BLD, SBRC, SBRS.</text:p>
      <text:p text:style-name="P55"/>
      <text:p text:style-name="P53">* M<text:span text:style-name="T10">NEMONIC A, RR o MNEMONIC RD, A</text:span></text:p>
      <table:table table:name="Table4" table:style-name="Table4">
        <table:table-column table:style-name="Table4.A" table:number-columns-repeated="15"/>
        <table:table-column table:style-name="Table4.P"/>
        <table:table-row>
          <table:table-cell table:style-name="Table4.A1" office:value-type="string">
            <text:p text:style-name="P13">15</text:p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8">12</text:p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8">8</text:p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8">4</text:p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8">0</text:p>
          </table:table-cell>
        </table:table-row>
        <table:table-row>
          <table:table-cell table:style-name="Table4.A2" office:value-type="string">
            <text:p text:style-name="P29">·</text:p>
          </table:table-cell>
          <table:table-cell table:style-name="Table4.B2" office:value-type="string">
            <text:p text:style-name="P29">·</text:p>
          </table:table-cell>
          <table:table-cell table:style-name="Table4.C2" office:value-type="string">
            <text:p text:style-name="P29">·</text:p>
          </table:table-cell>
          <table:table-cell table:style-name="Table4.D2" office:value-type="string">
            <text:p text:style-name="P29">·</text:p>
          </table:table-cell>
          <table:table-cell table:style-name="Table4.E2" office:value-type="string">
            <text:p text:style-name="P29">·</text:p>
          </table:table-cell>
          <table:table-cell table:style-name="Table4.F2" office:value-type="string">
            <text:p text:style-name="P29">A</text:p>
          </table:table-cell>
          <table:table-cell table:style-name="Table4.G2" office:value-type="string">
            <text:p text:style-name="P29">A</text:p>
          </table:table-cell>
          <table:table-cell table:style-name="Table4.H2" office:value-type="string">
            <text:p text:style-name="P7">d / r</text:p>
          </table:table-cell>
          <table:table-cell table:style-name="Table4.I2" office:value-type="string">
            <text:p text:style-name="P7">d / r</text:p>
          </table:table-cell>
          <table:table-cell table:style-name="Table4.J2" office:value-type="string">
            <text:p text:style-name="P7">d / r</text:p>
          </table:table-cell>
          <table:table-cell table:style-name="Table4.K2" office:value-type="string">
            <text:p text:style-name="P7">d / r</text:p>
          </table:table-cell>
          <table:table-cell table:style-name="Table4.L2" office:value-type="string">
            <text:p text:style-name="P7">d / r</text:p>
          </table:table-cell>
          <table:table-cell table:style-name="Table4.M2" office:value-type="string">
            <text:p text:style-name="P29">A</text:p>
          </table:table-cell>
          <table:table-cell table:style-name="Table4.N2" office:value-type="string">
            <text:p text:style-name="P29">A</text:p>
          </table:table-cell>
          <table:table-cell table:style-name="Table4.O2" office:value-type="string">
            <text:p text:style-name="P29">A</text:p>
          </table:table-cell>
          <table:table-cell table:style-name="Table4.P2" office:value-type="string">
            <text:p text:style-name="P29">A</text:p>
          </table:table-cell>
        </table:table-row>
      </table:table>
      <text:p text:style-name="P45">IN, OUT.</text:p>
      <text:p text:style-name="P55"/>
      <text:p text:style-name="P56"><text:span text:style-name="T10">* MNEMONIC RD, xxx+Q or MNEMONIC xxx+Q RR</text:span></text:p>
      <table:table table:name="Table5" table:style-name="Table5">
        <table:table-column table:style-name="Table5.A" table:number-columns-repeated="15"/>
        <table:table-column table:style-name="Table5.P"/>
        <table:table-row>
          <table:table-cell table:style-name="Table5.A1" office:value-type="string">
            <text:p text:style-name="P13">15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8">12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8">8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8">4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8">0</text:p>
          </table:table-cell>
        </table:table-row>
        <table:table-row>
          <table:table-cell table:style-name="Table5.A2" office:value-type="string">
            <text:p text:style-name="P29">·</text:p>
          </table:table-cell>
          <table:table-cell table:style-name="Table5.B2" office:value-type="string">
            <text:p text:style-name="P29">·</text:p>
          </table:table-cell>
          <table:table-cell table:style-name="Table5.C2" office:value-type="string">
            <text:p text:style-name="P29">q</text:p>
          </table:table-cell>
          <table:table-cell table:style-name="Table5.D2" office:value-type="string">
            <text:p text:style-name="P29">·</text:p>
          </table:table-cell>
          <table:table-cell table:style-name="Table5.E2" office:value-type="string">
            <text:p text:style-name="P29">q</text:p>
          </table:table-cell>
          <table:table-cell table:style-name="Table5.F2" office:value-type="string">
            <text:p text:style-name="P29">q</text:p>
          </table:table-cell>
          <table:table-cell table:style-name="Table5.G2" office:value-type="string">
            <text:p text:style-name="P29">·</text:p>
          </table:table-cell>
          <table:table-cell table:style-name="Table5.H2" office:value-type="string">
            <text:p text:style-name="P7">d / r</text:p>
          </table:table-cell>
          <table:table-cell table:style-name="Table5.I2" office:value-type="string">
            <text:p text:style-name="P7">d / r</text:p>
          </table:table-cell>
          <table:table-cell table:style-name="Table5.J2" office:value-type="string">
            <text:p text:style-name="P7">d / r</text:p>
          </table:table-cell>
          <table:table-cell table:style-name="Table5.K2" office:value-type="string">
            <text:p text:style-name="P7">d / r</text:p>
          </table:table-cell>
          <table:table-cell table:style-name="Table5.L2" office:value-type="string">
            <text:p text:style-name="P7">d / r</text:p>
          </table:table-cell>
          <table:table-cell table:style-name="Table5.M2" office:value-type="string">
            <text:p text:style-name="P29">·</text:p>
          </table:table-cell>
          <table:table-cell table:style-name="Table5.N2" office:value-type="string">
            <text:p text:style-name="P29">q</text:p>
          </table:table-cell>
          <table:table-cell table:style-name="Table5.O2" office:value-type="string">
            <text:p text:style-name="P29">q</text:p>
          </table:table-cell>
          <table:table-cell table:style-name="Table5.P2" office:value-type="string">
            <text:p text:style-name="P29">q</text:p>
          </table:table-cell>
        </table:table-row>
      </table:table>
      <text:p text:style-name="P48">LDD (2), STD (2).</text:p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6"><text:span text:style-name="T6">* MNEMONIC RD, K or MNEMONIC K, RR</text:span></text:p>
      <table:table table:name="Table7" table:style-name="Table7">
        <table:table-column table:style-name="Table7.A" table:number-columns-repeated="2"/>
        <table:table-column table:style-name="Table7.C"/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A" table:number-columns-repeated="2"/>
        <table:table-column table:style-name="Table7.C"/>
        <table:table-column table:style-name="Table7.A" table:number-columns-repeated="2"/>
        <table:table-column table:style-name="Table7.C"/>
        <table:table-column table:style-name="Table7.A"/>
        <table:table-column table:style-name="Table7.P"/>
        <table:table-row>
          <table:table-cell table:style-name="Table7.A1" office:value-type="string">
            <text:p text:style-name="P13">15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18">12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18">8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18">4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18">0</text:p>
          </table:table-cell>
        </table:table-row>
        <table:table-row>
          <table:table-cell table:style-name="Table7.A2" office:value-type="string">
            <text:p text:style-name="P29">·</text:p>
          </table:table-cell>
          <table:table-cell table:style-name="Table7.B2" office:value-type="string">
            <text:p text:style-name="P29">·</text:p>
          </table:table-cell>
          <table:table-cell table:style-name="Table7.C2" office:value-type="string">
            <text:p text:style-name="P29">·</text:p>
          </table:table-cell>
          <table:table-cell table:style-name="Table7.D2" office:value-type="string">
            <text:p text:style-name="P29">·</text:p>
          </table:table-cell>
          <table:table-cell table:style-name="Table7.E2" office:value-type="string">
            <text:p text:style-name="P29">·</text:p>
          </table:table-cell>
          <table:table-cell table:style-name="Table7.F2" office:value-type="string">
            <text:p text:style-name="P29">·</text:p>
          </table:table-cell>
          <table:table-cell table:style-name="Table7.G2" office:value-type="string">
            <text:p text:style-name="P29">·</text:p>
          </table:table-cell>
          <table:table-cell table:style-name="Table7.H2" office:value-type="string">
            <text:p text:style-name="P7">d / r</text:p>
          </table:table-cell>
          <table:table-cell table:style-name="Table7.I2" office:value-type="string">
            <text:p text:style-name="P7">d / r</text:p>
          </table:table-cell>
          <table:table-cell table:style-name="Table7.J2" office:value-type="string">
            <text:p text:style-name="P7">d / r</text:p>
          </table:table-cell>
          <table:table-cell table:style-name="Table7.K2" office:value-type="string">
            <text:p text:style-name="P7">d / r</text:p>
          </table:table-cell>
          <table:table-cell table:style-name="Table7.L2" office:value-type="string">
            <text:p text:style-name="P7">d / r</text:p>
          </table:table-cell>
          <table:table-cell table:style-name="Table7.M2" office:value-type="string">
            <text:p text:style-name="P29">·</text:p>
          </table:table-cell>
          <table:table-cell table:style-name="Table7.N2" office:value-type="string">
            <text:p text:style-name="P29">·</text:p>
          </table:table-cell>
          <table:table-cell table:style-name="Table7.O2" office:value-type="string">
            <text:p text:style-name="P29">·</text:p>
          </table:table-cell>
          <table:table-cell table:style-name="Table7.P2" office:value-type="string">
            <text:p text:style-name="P29">·</text:p>
          </table:table-cell>
        </table:table-row>
        <table:table-row>
          <table:table-cell table:style-name="Table7.A3" office:value-type="string">
            <text:p text:style-name="P14">3<text:span text:style-name="T1">1</text:span></text:p>
          </table:table-cell>
          <table:table-cell table:style-name="Table7.B3" office:value-type="string">
            <text:p text:style-name="P24"/>
          </table:table-cell>
          <table:table-cell table:style-name="Table7.C3" office:value-type="string">
            <text:p text:style-name="P24"/>
          </table:table-cell>
          <table:table-cell table:style-name="Table7.D3" office:value-type="string">
            <text:p text:style-name="P19">2<text:span text:style-name="T1">8</text:span></text:p>
          </table:table-cell>
          <table:table-cell table:style-name="Table7.E3" office:value-type="string">
            <text:p text:style-name="P24"/>
          </table:table-cell>
          <table:table-cell table:style-name="Table7.F3" office:value-type="string">
            <text:p text:style-name="P24"/>
          </table:table-cell>
          <table:table-cell table:style-name="Table7.G3" office:value-type="string">
            <text:p text:style-name="P24"/>
          </table:table-cell>
          <table:table-cell table:style-name="Table7.H3" office:value-type="string">
            <text:p text:style-name="P19">2<text:span text:style-name="T1">4</text:span></text:p>
          </table:table-cell>
          <table:table-cell table:style-name="Table7.I3" office:value-type="string">
            <text:p text:style-name="P24"/>
          </table:table-cell>
          <table:table-cell table:style-name="Table7.J3" office:value-type="string">
            <text:p text:style-name="P24"/>
          </table:table-cell>
          <table:table-cell table:style-name="Table7.K3" office:value-type="string">
            <text:p text:style-name="P24"/>
          </table:table-cell>
          <table:table-cell table:style-name="Table7.L3" office:value-type="string">
            <text:p text:style-name="P19">2<text:span text:style-name="T1">0</text:span></text:p>
          </table:table-cell>
          <table:table-cell table:style-name="Table7.M3" office:value-type="string">
            <text:p text:style-name="P24"/>
          </table:table-cell>
          <table:table-cell table:style-name="Table7.N3" office:value-type="string">
            <text:p text:style-name="P24"/>
          </table:table-cell>
          <table:table-cell table:style-name="Table7.O3" office:value-type="string">
            <text:p text:style-name="P24"/>
          </table:table-cell>
          <table:table-cell table:style-name="Table7.P3" office:value-type="string">
            <text:p text:style-name="P19">1<text:span text:style-name="T1">6</text:span></text:p>
          </table:table-cell>
        </table:table-row>
        <table:table-row>
          <table:table-cell table:style-name="Table7.A4" office:value-type="string">
            <text:p text:style-name="P33">k</text:p>
          </table:table-cell>
          <table:table-cell table:style-name="Table7.B4" office:value-type="string">
            <text:p text:style-name="P30">k</text:p>
          </table:table-cell>
          <table:table-cell table:style-name="Table7.C4" office:value-type="string">
            <text:p text:style-name="P30">k</text:p>
          </table:table-cell>
          <table:table-cell table:style-name="Table7.D4" office:value-type="string">
            <text:p text:style-name="P30">k</text:p>
          </table:table-cell>
          <table:table-cell table:style-name="Table7.E4" office:value-type="string">
            <text:p text:style-name="P30">k</text:p>
          </table:table-cell>
          <table:table-cell table:style-name="Table7.F4" office:value-type="string">
            <text:p text:style-name="P30">k</text:p>
          </table:table-cell>
          <table:table-cell table:style-name="Table7.G4" office:value-type="string">
            <text:p text:style-name="P30">k</text:p>
          </table:table-cell>
          <table:table-cell table:style-name="Table7.H4" office:value-type="string">
            <text:p text:style-name="P8">k</text:p>
          </table:table-cell>
          <table:table-cell table:style-name="Table7.I4" office:value-type="string">
            <text:p text:style-name="P8">k</text:p>
          </table:table-cell>
          <table:table-cell table:style-name="Table7.J4" office:value-type="string">
            <text:p text:style-name="P8">k</text:p>
          </table:table-cell>
          <table:table-cell table:style-name="Table7.K4" office:value-type="string">
            <text:p text:style-name="P8">k</text:p>
          </table:table-cell>
          <table:table-cell table:style-name="Table7.L4" office:value-type="string">
            <text:p text:style-name="P8">k</text:p>
          </table:table-cell>
          <table:table-cell table:style-name="Table7.M4" office:value-type="string">
            <text:p text:style-name="P33">k</text:p>
          </table:table-cell>
          <table:table-cell table:style-name="Table7.N4" office:value-type="string">
            <text:p text:style-name="P30">k</text:p>
          </table:table-cell>
          <table:table-cell table:style-name="Table7.O4" office:value-type="string">
            <text:p text:style-name="P30">k</text:p>
          </table:table-cell>
          <table:table-cell table:style-name="Table7.P4" office:value-type="string">
            <text:p text:style-name="P30">k</text:p>
          </table:table-cell>
        </table:table-row>
      </table:table>
      <text:p text:style-name="P6">LDS (1), STS (1).</text:p>
      <text:h text:style-name="Heading_20_2" text:outline-level="2">One (<text:span text:style-name="T3">R16 .. R31</text:span>) register and another operand</text:h>
      <text:p text:style-name="P57"><text:span text:style-name="T6">* MNEMONIC RD, K or MNEMONIC K, RR</text:span></text:p>
      <table:table table:name="Table9" table:style-name="Table9">
        <table:table-column table:style-name="Table9.A" table:number-columns-repeated="15"/>
        <table:table-column table:style-name="Table9.P"/>
        <table:table-row>
          <table:table-cell table:style-name="Table9.A1" office:value-type="string">
            <text:p text:style-name="P14">15</text:p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9">12</text:p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9">8</text:p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9">4</text:p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9">0</text:p>
          </table:table-cell>
        </table:table-row>
        <table:table-row>
          <table:table-cell table:style-name="Table9.A2" office:value-type="string">
            <text:p text:style-name="P30">·</text:p>
          </table:table-cell>
          <table:table-cell table:style-name="Table9.B2" office:value-type="string">
            <text:p text:style-name="P30">·</text:p>
          </table:table-cell>
          <table:table-cell table:style-name="Table9.C2" office:value-type="string">
            <text:p text:style-name="P30">·</text:p>
          </table:table-cell>
          <table:table-cell table:style-name="Table9.D2" office:value-type="string">
            <text:p text:style-name="P30">·</text:p>
          </table:table-cell>
          <table:table-cell table:style-name="Table9.E2" office:value-type="string">
            <text:p text:style-name="P30">·</text:p>
          </table:table-cell>
          <table:table-cell table:style-name="Table9.F2" office:value-type="string">
            <text:p text:style-name="P33">k</text:p>
          </table:table-cell>
          <table:table-cell table:style-name="Table9.G2" office:value-type="string">
            <text:p text:style-name="P33">k</text:p>
          </table:table-cell>
          <table:table-cell table:style-name="Table9.H2" office:value-type="string">
            <text:p text:style-name="P33">k</text:p>
          </table:table-cell>
          <table:table-cell table:style-name="Table9.I2" office:value-type="string">
            <text:p text:style-name="P8">d / r</text:p>
          </table:table-cell>
          <table:table-cell table:style-name="Table9.J2" office:value-type="string">
            <text:p text:style-name="P8">d / r</text:p>
          </table:table-cell>
          <table:table-cell table:style-name="Table9.K2" office:value-type="string">
            <text:p text:style-name="P8">d / r</text:p>
          </table:table-cell>
          <table:table-cell table:style-name="Table9.L2" office:value-type="string">
            <text:p text:style-name="P8">d / r</text:p>
          </table:table-cell>
          <table:table-cell table:style-name="Table9.M2" office:value-type="string">
            <text:p text:style-name="P30">k</text:p>
          </table:table-cell>
          <table:table-cell table:style-name="Table9.N2" office:value-type="string">
            <text:p text:style-name="P30">k</text:p>
          </table:table-cell>
          <table:table-cell table:style-name="Table9.O2" office:value-type="string">
            <text:p text:style-name="P30">k</text:p>
          </table:table-cell>
          <table:table-cell table:style-name="Table9.P2" office:value-type="string">
            <text:p text:style-name="P30">k</text:p>
          </table:table-cell>
        </table:table-row>
      </table:table>
      <text:p text:style-name="P6">LDS (2), STS (2).</text:p>
      <text:p text:style-name="P1"/>
      <text:p text:style-name="P54">M<text:span text:style-name="T11">NEMONIC RD, K or MNEMONIC RR, K</text:span></text:p>
      <table:table table:name="Table10" table:style-name="Table10">
        <table:table-column table:style-name="Table10.A" table:number-columns-repeated="15"/>
        <table:table-column table:style-name="Table10.P"/>
        <table:table-row>
          <table:table-cell table:style-name="Table10.A1" office:value-type="string">
            <text:p text:style-name="P14">15</text:p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19">12</text:p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19">8</text:p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19">4</text:p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19">0</text:p>
          </table:table-cell>
        </table:table-row>
        <table:table-row>
          <table:table-cell table:style-name="Table10.A2" office:value-type="string">
            <text:p text:style-name="P30">·</text:p>
          </table:table-cell>
          <table:table-cell table:style-name="Table10.B2" office:value-type="string">
            <text:p text:style-name="P30">·</text:p>
          </table:table-cell>
          <table:table-cell table:style-name="Table10.C2" office:value-type="string">
            <text:p text:style-name="P30">·</text:p>
          </table:table-cell>
          <table:table-cell table:style-name="Table10.D2" office:value-type="string">
            <text:p text:style-name="P30">·</text:p>
          </table:table-cell>
          <table:table-cell table:style-name="Table10.E2" office:value-type="string">
            <text:p text:style-name="P30">K</text:p>
          </table:table-cell>
          <table:table-cell table:style-name="Table10.F2" office:value-type="string">
            <text:p text:style-name="P33">K</text:p>
          </table:table-cell>
          <table:table-cell table:style-name="Table10.G2" office:value-type="string">
            <text:p text:style-name="P33">K</text:p>
          </table:table-cell>
          <table:table-cell table:style-name="Table10.H2" office:value-type="string">
            <text:p text:style-name="P33">K</text:p>
          </table:table-cell>
          <table:table-cell table:style-name="Table10.I2" office:value-type="string">
            <text:p text:style-name="P8">d / r</text:p>
          </table:table-cell>
          <table:table-cell table:style-name="Table10.J2" office:value-type="string">
            <text:p text:style-name="P8">d / r</text:p>
          </table:table-cell>
          <table:table-cell table:style-name="Table10.K2" office:value-type="string">
            <text:p text:style-name="P8">d / r</text:p>
          </table:table-cell>
          <table:table-cell table:style-name="Table10.L2" office:value-type="string">
            <text:p text:style-name="P8">d / r</text:p>
          </table:table-cell>
          <table:table-cell table:style-name="Table10.M2" office:value-type="string">
            <text:p text:style-name="P30">K</text:p>
          </table:table-cell>
          <table:table-cell table:style-name="Table10.N2" office:value-type="string">
            <text:p text:style-name="P30">K</text:p>
          </table:table-cell>
          <table:table-cell table:style-name="Table10.O2" office:value-type="string">
            <text:p text:style-name="P30">K</text:p>
          </table:table-cell>
          <table:table-cell table:style-name="Table10.P2" office:value-type="string">
            <text:p text:style-name="P30">K</text:p>
          </table:table-cell>
        </table:table-row>
      </table:table>
      <text:p text:style-name="P47">ANDI, CBR, <text:span text:style-name="T11">CPI,</text:span> LDI, ORI, SBCI, SBR, SUBI.</text:p>
      <text:h text:style-name="Heading_20_2" text:outline-level="2">One (<text:span text:style-name="T3">R{24,26,28,30}</text:span>) register and another operand</text:h>
      <text:p text:style-name="P58">MNEMONIC RD, K</text:p>
      <table:table table:name="Table11" table:style-name="Table11">
        <table:table-column table:style-name="Table11.A" table:number-columns-repeated="15"/>
        <table:table-column table:style-name="Table11.P"/>
        <table:table-row>
          <table:table-cell table:style-name="Table11.A1" office:value-type="string">
            <text:p text:style-name="P15">15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0">12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0">8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0">4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0">0</text:p>
          </table:table-cell>
        </table:table-row>
        <table:table-row>
          <table:table-cell table:style-name="Table11.A2" office:value-type="string">
            <text:p text:style-name="P31">·</text:p>
          </table:table-cell>
          <table:table-cell table:style-name="Table11.B2" office:value-type="string">
            <text:p text:style-name="P31">·</text:p>
          </table:table-cell>
          <table:table-cell table:style-name="Table11.C2" office:value-type="string">
            <text:p text:style-name="P31">·</text:p>
          </table:table-cell>
          <table:table-cell table:style-name="Table11.D2" office:value-type="string">
            <text:p text:style-name="P31">·</text:p>
          </table:table-cell>
          <table:table-cell table:style-name="Table11.E2" office:value-type="string">
            <text:p text:style-name="P31">·</text:p>
          </table:table-cell>
          <table:table-cell table:style-name="Table11.F2" office:value-type="string">
            <text:p text:style-name="P31">·</text:p>
          </table:table-cell>
          <table:table-cell table:style-name="Table11.G2" office:value-type="string">
            <text:p text:style-name="P31">·</text:p>
          </table:table-cell>
          <table:table-cell table:style-name="Table11.H2" office:value-type="string">
            <text:p text:style-name="P31">·</text:p>
          </table:table-cell>
          <table:table-cell table:style-name="Table11.I2" office:value-type="string">
            <text:p text:style-name="P9">K</text:p>
          </table:table-cell>
          <table:table-cell table:style-name="Table11.J2" office:value-type="string">
            <text:p text:style-name="P9">K</text:p>
          </table:table-cell>
          <table:table-cell table:style-name="Table11.K2" office:value-type="string">
            <text:p text:style-name="P9">d</text:p>
          </table:table-cell>
          <table:table-cell table:style-name="Table11.L2" office:value-type="string">
            <text:p text:style-name="P9">d</text:p>
          </table:table-cell>
          <table:table-cell table:style-name="Table11.M2" office:value-type="string">
            <text:p text:style-name="P31">K</text:p>
          </table:table-cell>
          <table:table-cell table:style-name="Table11.N2" office:value-type="string">
            <text:p text:style-name="P31">K</text:p>
          </table:table-cell>
          <table:table-cell table:style-name="Table11.O2" office:value-type="string">
            <text:p text:style-name="P31">K</text:p>
          </table:table-cell>
          <table:table-cell table:style-name="Table11.P2" office:value-type="string">
            <text:p text:style-name="P31">K</text:p>
          </table:table-cell>
        </table:table-row>
      </table:table>
      <text:p text:style-name="P56"><text:span text:style-name="T2">ADIW, SBIW</text:span></text:p>
      <text:h text:style-name="Heading_20_2" text:outline-level="2">Two operand<text:span text:style-name="T11">s</text:span></text:h>
      <text:p text:style-name="P58">MNEMONIC S, K</text:p>
      <table:table table:name="Table12" table:style-name="Table12">
        <table:table-column table:style-name="Table12.A" table:number-columns-repeated="15"/>
        <table:table-column table:style-name="Table12.P"/>
        <table:table-row>
          <table:table-cell table:style-name="Table12.A1" office:value-type="string">
            <text:p text:style-name="P16">15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1">12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1">8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1">4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1">0</text:p>
          </table:table-cell>
        </table:table-row>
        <table:table-row>
          <table:table-cell table:style-name="Table12.A2" office:value-type="string">
            <text:p text:style-name="P32">·</text:p>
          </table:table-cell>
          <table:table-cell table:style-name="Table12.B2" office:value-type="string">
            <text:p text:style-name="P32">·</text:p>
          </table:table-cell>
          <table:table-cell table:style-name="Table12.C2" office:value-type="string">
            <text:p text:style-name="P32">·</text:p>
          </table:table-cell>
          <table:table-cell table:style-name="Table12.D2" office:value-type="string">
            <text:p text:style-name="P32">·</text:p>
          </table:table-cell>
          <table:table-cell table:style-name="Table12.E2" office:value-type="string">
            <text:p text:style-name="P32">·</text:p>
          </table:table-cell>
          <table:table-cell table:style-name="Table12.F2" office:value-type="string">
            <text:p text:style-name="P32">·</text:p>
          </table:table-cell>
          <table:table-cell table:style-name="Table12.G2" office:value-type="string">
            <text:p text:style-name="P36">k</text:p>
          </table:table-cell>
          <table:table-cell table:style-name="Table12.H2" office:value-type="string">
            <text:p text:style-name="P36">k</text:p>
          </table:table-cell>
          <table:table-cell table:style-name="Table12.I2" office:value-type="string">
            <text:p text:style-name="P12">k</text:p>
          </table:table-cell>
          <table:table-cell table:style-name="Table12.J2" office:value-type="string">
            <text:p text:style-name="P12">k</text:p>
          </table:table-cell>
          <table:table-cell table:style-name="Table12.K2" office:value-type="string">
            <text:p text:style-name="P12">k</text:p>
          </table:table-cell>
          <table:table-cell table:style-name="Table12.L2" office:value-type="string">
            <text:p text:style-name="P12">k</text:p>
          </table:table-cell>
          <table:table-cell table:style-name="Table12.M2" office:value-type="string">
            <text:p text:style-name="P36">k</text:p>
          </table:table-cell>
          <table:table-cell table:style-name="Table12.N2" office:value-type="string">
            <text:p text:style-name="P35">s</text:p>
          </table:table-cell>
          <table:table-cell table:style-name="Table12.O2" office:value-type="string">
            <text:p text:style-name="P35">s</text:p>
          </table:table-cell>
          <table:table-cell table:style-name="Table12.P2" office:value-type="string">
            <text:p text:style-name="P35">s</text:p>
          </table:table-cell>
        </table:table-row>
      </table:table>
      <text:p text:style-name="P3">BRBC, BRBS.</text:p>
      <text:p text:style-name="P2"/>
      <text:p text:style-name="P58">MNEMONIC A, B</text:p>
      <table:table table:name="Table13" table:style-name="Table13">
        <table:table-column table:style-name="Table13.A" table:number-columns-repeated="15"/>
        <table:table-column table:style-name="Table13.P"/>
        <table:table-row>
          <table:table-cell table:style-name="Table13.A1" office:value-type="string">
            <text:p text:style-name="P16">15</text:p>
          </table:table-cell>
          <table:table-cell table:style-name="Table13.A1" office:value-type="string">
            <text:p text:style-name="P27"/>
          </table:table-cell>
          <table:table-cell table:style-name="Table13.A1" office:value-type="string">
            <text:p text:style-name="P27"/>
          </table:table-cell>
          <table:table-cell table:style-name="Table13.A1" office:value-type="string">
            <text:p text:style-name="P21">12</text:p>
          </table:table-cell>
          <table:table-cell table:style-name="Table13.A1" office:value-type="string">
            <text:p text:style-name="P27"/>
          </table:table-cell>
          <table:table-cell table:style-name="Table13.A1" office:value-type="string">
            <text:p text:style-name="P27"/>
          </table:table-cell>
          <table:table-cell table:style-name="Table13.A1" office:value-type="string">
            <text:p text:style-name="P27"/>
          </table:table-cell>
          <table:table-cell table:style-name="Table13.A1" office:value-type="string">
            <text:p text:style-name="P21">8</text:p>
          </table:table-cell>
          <table:table-cell table:style-name="Table13.A1" office:value-type="string">
            <text:p text:style-name="P27"/>
          </table:table-cell>
          <table:table-cell table:style-name="Table13.A1" office:value-type="string">
            <text:p text:style-name="P27"/>
          </table:table-cell>
          <table:table-cell table:style-name="Table13.A1" office:value-type="string">
            <text:p text:style-name="P27"/>
          </table:table-cell>
          <table:table-cell table:style-name="Table13.A1" office:value-type="string">
            <text:p text:style-name="P21">4</text:p>
          </table:table-cell>
          <table:table-cell table:style-name="Table13.A1" office:value-type="string">
            <text:p text:style-name="P27"/>
          </table:table-cell>
          <table:table-cell table:style-name="Table13.A1" office:value-type="string">
            <text:p text:style-name="P27"/>
          </table:table-cell>
          <table:table-cell table:style-name="Table13.A1" office:value-type="string">
            <text:p text:style-name="P27"/>
          </table:table-cell>
          <table:table-cell table:style-name="Table13.A1" office:value-type="string">
            <text:p text:style-name="P21">0</text:p>
          </table:table-cell>
        </table:table-row>
        <table:table-row>
          <table:table-cell table:style-name="Table13.A2" office:value-type="string">
            <text:p text:style-name="P32">·</text:p>
          </table:table-cell>
          <table:table-cell table:style-name="Table13.B2" office:value-type="string">
            <text:p text:style-name="P32">·</text:p>
          </table:table-cell>
          <table:table-cell table:style-name="Table13.C2" office:value-type="string">
            <text:p text:style-name="P32">·</text:p>
          </table:table-cell>
          <table:table-cell table:style-name="Table13.D2" office:value-type="string">
            <text:p text:style-name="P32">·</text:p>
          </table:table-cell>
          <table:table-cell table:style-name="Table13.E2" office:value-type="string">
            <text:p text:style-name="P32">·</text:p>
          </table:table-cell>
          <table:table-cell table:style-name="Table13.F2" office:value-type="string">
            <text:p text:style-name="P32">·</text:p>
          </table:table-cell>
          <table:table-cell table:style-name="Table13.G2" office:value-type="string">
            <text:p text:style-name="P32">·</text:p>
          </table:table-cell>
          <table:table-cell table:style-name="Table13.H2" office:value-type="string">
            <text:p text:style-name="P32">·</text:p>
          </table:table-cell>
          <table:table-cell table:style-name="Table13.I2" office:value-type="string">
            <text:p text:style-name="P11">A</text:p>
          </table:table-cell>
          <table:table-cell table:style-name="Table13.J2" office:value-type="string">
            <text:p text:style-name="P11">A</text:p>
          </table:table-cell>
          <table:table-cell table:style-name="Table13.K2" office:value-type="string">
            <text:p text:style-name="P11">A</text:p>
          </table:table-cell>
          <table:table-cell table:style-name="Table13.L2" office:value-type="string">
            <text:p text:style-name="P11">A</text:p>
          </table:table-cell>
          <table:table-cell table:style-name="Table13.M2" office:value-type="string">
            <text:p text:style-name="P35">A</text:p>
          </table:table-cell>
          <table:table-cell table:style-name="Table13.N2" office:value-type="string">
            <text:p text:style-name="P35">b</text:p>
          </table:table-cell>
          <table:table-cell table:style-name="Table13.O2" office:value-type="string">
            <text:p text:style-name="P35">b</text:p>
          </table:table-cell>
          <table:table-cell table:style-name="Table13.P2" office:value-type="string">
            <text:p text:style-name="P35">b</text:p>
          </table:table-cell>
        </table:table-row>
      </table:table>
      <text:p text:style-name="P5">CBI, <text:span text:style-name="T5">SBI, SBIC, SBIS.</text:span></text:p>
      <text:h text:style-name="Heading_20_2" text:outline-level="2">One operand</text:h>
      <table:table table:name="Table14" table:style-name="Table14">
        <table:table-column table:style-name="Table14.A" table:number-columns-repeated="15"/>
        <table:table-column table:style-name="Table14.P"/>
        <table:table-row>
          <table:table-cell table:style-name="Table14.A1" office:value-type="string">
            <text:p text:style-name="P16">15</text:p>
          </table:table-cell>
          <table:table-cell table:style-name="Table14.A1" office:value-type="string">
            <text:p text:style-name="P27"/>
          </table:table-cell>
          <table:table-cell table:style-name="Table14.A1" office:value-type="string">
            <text:p text:style-name="P27"/>
          </table:table-cell>
          <table:table-cell table:style-name="Table14.A1" office:value-type="string">
            <text:p text:style-name="P21">12</text:p>
          </table:table-cell>
          <table:table-cell table:style-name="Table14.A1" office:value-type="string">
            <text:p text:style-name="P27"/>
          </table:table-cell>
          <table:table-cell table:style-name="Table14.A1" office:value-type="string">
            <text:p text:style-name="P27"/>
          </table:table-cell>
          <table:table-cell table:style-name="Table14.A1" office:value-type="string">
            <text:p text:style-name="P27"/>
          </table:table-cell>
          <table:table-cell table:style-name="Table14.A1" office:value-type="string">
            <text:p text:style-name="P21">8</text:p>
          </table:table-cell>
          <table:table-cell table:style-name="Table14.A1" office:value-type="string">
            <text:p text:style-name="P27"/>
          </table:table-cell>
          <table:table-cell table:style-name="Table14.A1" office:value-type="string">
            <text:p text:style-name="P27"/>
          </table:table-cell>
          <table:table-cell table:style-name="Table14.A1" office:value-type="string">
            <text:p text:style-name="P27"/>
          </table:table-cell>
          <table:table-cell table:style-name="Table14.A1" office:value-type="string">
            <text:p text:style-name="P21">4</text:p>
          </table:table-cell>
          <table:table-cell table:style-name="Table14.A1" office:value-type="string">
            <text:p text:style-name="P27"/>
          </table:table-cell>
          <table:table-cell table:style-name="Table14.A1" office:value-type="string">
            <text:p text:style-name="P27"/>
          </table:table-cell>
          <table:table-cell table:style-name="Table14.A1" office:value-type="string">
            <text:p text:style-name="P27"/>
          </table:table-cell>
          <table:table-cell table:style-name="Table14.A1" office:value-type="string">
            <text:p text:style-name="P21">0</text:p>
          </table:table-cell>
        </table:table-row>
        <table:table-row>
          <table:table-cell table:style-name="Table14.A2" office:value-type="string">
            <text:p text:style-name="P32">·</text:p>
          </table:table-cell>
          <table:table-cell table:style-name="Table14.B2" office:value-type="string">
            <text:p text:style-name="P32">·</text:p>
          </table:table-cell>
          <table:table-cell table:style-name="Table14.C2" office:value-type="string">
            <text:p text:style-name="P32">·</text:p>
          </table:table-cell>
          <table:table-cell table:style-name="Table14.D2" office:value-type="string">
            <text:p text:style-name="P32">·</text:p>
          </table:table-cell>
          <table:table-cell table:style-name="Table14.E2" office:value-type="string">
            <text:p text:style-name="P32">·</text:p>
          </table:table-cell>
          <table:table-cell table:style-name="Table14.F2" office:value-type="string">
            <text:p text:style-name="P32">·</text:p>
          </table:table-cell>
          <table:table-cell table:style-name="Table14.G2" office:value-type="string">
            <text:p text:style-name="P32">·</text:p>
          </table:table-cell>
          <table:table-cell table:style-name="Table14.H2" office:value-type="string">
            <text:p text:style-name="P32">·</text:p>
          </table:table-cell>
          <table:table-cell table:style-name="Table14.I2" office:value-type="string">
            <text:p text:style-name="P11">K</text:p>
          </table:table-cell>
          <table:table-cell table:style-name="Table14.J2" office:value-type="string">
            <text:p text:style-name="P11">K</text:p>
          </table:table-cell>
          <table:table-cell table:style-name="Table14.K2" office:value-type="string">
            <text:p text:style-name="P11">K</text:p>
          </table:table-cell>
          <table:table-cell table:style-name="Table14.L2" office:value-type="string">
            <text:p text:style-name="P11">K</text:p>
          </table:table-cell>
          <table:table-cell table:style-name="Table14.M2" office:value-type="string">
            <text:p text:style-name="P32">·</text:p>
          </table:table-cell>
          <table:table-cell table:style-name="Table14.N2" office:value-type="string">
            <text:p text:style-name="P32">·</text:p>
          </table:table-cell>
          <table:table-cell table:style-name="Table14.O2" office:value-type="string">
            <text:p text:style-name="P32">·</text:p>
          </table:table-cell>
          <table:table-cell table:style-name="Table14.P2" office:value-type="string">
            <text:p text:style-name="P32">·</text:p>
          </table:table-cell>
        </table:table-row>
      </table:table>
      <text:p text:style-name="P45">DES.</text:p>
      <text:p text:style-name="P4"/>
      <table:table table:name="Table20" table:style-name="Table20">
        <table:table-column table:style-name="Table20.A" table:number-columns-repeated="15"/>
        <table:table-column table:style-name="Table20.P"/>
        <table:table-row>
          <table:table-cell table:style-name="Table20.A1" office:value-type="string">
            <text:p text:style-name="P17">15</text:p>
          </table:table-cell>
          <table:table-cell table:style-name="Table20.A1" office:value-type="string">
            <text:p text:style-name="P28"/>
          </table:table-cell>
          <table:table-cell table:style-name="Table20.A1" office:value-type="string">
            <text:p text:style-name="P28"/>
          </table:table-cell>
          <table:table-cell table:style-name="Table20.A1" office:value-type="string">
            <text:p text:style-name="P22">12</text:p>
          </table:table-cell>
          <table:table-cell table:style-name="Table20.A1" office:value-type="string">
            <text:p text:style-name="P28"/>
          </table:table-cell>
          <table:table-cell table:style-name="Table20.A1" office:value-type="string">
            <text:p text:style-name="P28"/>
          </table:table-cell>
          <table:table-cell table:style-name="Table20.A1" office:value-type="string">
            <text:p text:style-name="P28"/>
          </table:table-cell>
          <table:table-cell table:style-name="Table20.A1" office:value-type="string">
            <text:p text:style-name="P22">8</text:p>
          </table:table-cell>
          <table:table-cell table:style-name="Table20.A1" office:value-type="string">
            <text:p text:style-name="P28"/>
          </table:table-cell>
          <table:table-cell table:style-name="Table20.A1" office:value-type="string">
            <text:p text:style-name="P28"/>
          </table:table-cell>
          <table:table-cell table:style-name="Table20.A1" office:value-type="string">
            <text:p text:style-name="P28"/>
          </table:table-cell>
          <table:table-cell table:style-name="Table20.A1" office:value-type="string">
            <text:p text:style-name="P22">4</text:p>
          </table:table-cell>
          <table:table-cell table:style-name="Table20.A1" office:value-type="string">
            <text:p text:style-name="P28"/>
          </table:table-cell>
          <table:table-cell table:style-name="Table20.A1" office:value-type="string">
            <text:p text:style-name="P28"/>
          </table:table-cell>
          <table:table-cell table:style-name="Table20.A1" office:value-type="string">
            <text:p text:style-name="P28"/>
          </table:table-cell>
          <table:table-cell table:style-name="Table20.A1" office:value-type="string">
            <text:p text:style-name="P22">0</text:p>
          </table:table-cell>
        </table:table-row>
        <table:table-row>
          <table:table-cell table:style-name="Table20.A2" office:value-type="string">
            <text:p text:style-name="P65">·</text:p>
          </table:table-cell>
          <table:table-cell table:style-name="Table20.B2" office:value-type="string">
            <text:p text:style-name="P65">·</text:p>
          </table:table-cell>
          <table:table-cell table:style-name="Table20.C2" office:value-type="string">
            <text:p text:style-name="P65">·</text:p>
          </table:table-cell>
          <table:table-cell table:style-name="Table20.D2" office:value-type="string">
            <text:p text:style-name="P65">·</text:p>
          </table:table-cell>
          <table:table-cell table:style-name="Table20.E2" office:value-type="string">
            <text:p text:style-name="P65">·</text:p>
          </table:table-cell>
          <table:table-cell table:style-name="Table20.F2" office:value-type="string">
            <text:p text:style-name="P65">·</text:p>
          </table:table-cell>
          <table:table-cell table:style-name="Table20.G2" office:value-type="string">
            <text:p text:style-name="P36">k</text:p>
          </table:table-cell>
          <table:table-cell table:style-name="Table20.H2" office:value-type="string">
            <text:p text:style-name="P36">k</text:p>
          </table:table-cell>
          <table:table-cell table:style-name="Table20.I2" office:value-type="string">
            <text:p text:style-name="P12">k</text:p>
          </table:table-cell>
          <table:table-cell table:style-name="Table20.J2" office:value-type="string">
            <text:p text:style-name="P12">k</text:p>
          </table:table-cell>
          <table:table-cell table:style-name="Table20.K2" office:value-type="string">
            <text:p text:style-name="P12">k</text:p>
          </table:table-cell>
          <table:table-cell table:style-name="Table20.L2" office:value-type="string">
            <text:p text:style-name="P12">k</text:p>
          </table:table-cell>
          <table:table-cell table:style-name="Table20.M2" office:value-type="string">
            <text:p text:style-name="P36">k</text:p>
          </table:table-cell>
          <table:table-cell table:style-name="Table20.N2" office:value-type="string">
            <text:p text:style-name="P65">·</text:p>
          </table:table-cell>
          <table:table-cell table:style-name="Table20.O2" office:value-type="string">
            <text:p text:style-name="P65">·</text:p>
          </table:table-cell>
          <table:table-cell table:style-name="Table20.P2" office:value-type="string">
            <text:p text:style-name="P65">·</text:p>
          </table:table-cell>
        </table:table-row>
      </table:table>
      <text:p text:style-name="P3">BREQ*, BRGE*, BRHC*, BRHS*, BRID*, BRIE*, BRLO*, BRLT*, BRMI*, BRNE*, BRPL*, BRSH*, BRTC*, BRTS*, BRVC*, BRVS*.</text:p>
      <text:p text:style-name="P4"/>
      <table:table table:name="Table15" table:style-name="Table15">
        <table:table-column table:style-name="Table15.A" table:number-columns-repeated="15"/>
        <table:table-column table:style-name="Table15.P"/>
        <table:table-row>
          <table:table-cell table:style-name="Table15.A1" office:value-type="string">
            <text:p text:style-name="P16">15</text:p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21">12</text:p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21">8</text:p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21">4</text:p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21">0</text:p>
          </table:table-cell>
        </table:table-row>
        <table:table-row>
          <table:table-cell table:style-name="Table15.A2" office:value-type="string">
            <text:p text:style-name="P32">·</text:p>
          </table:table-cell>
          <table:table-cell table:style-name="Table15.B2" office:value-type="string">
            <text:p text:style-name="P32">·</text:p>
          </table:table-cell>
          <table:table-cell table:style-name="Table15.C2" office:value-type="string">
            <text:p text:style-name="P32">·</text:p>
          </table:table-cell>
          <table:table-cell table:style-name="Table15.D2" office:value-type="string">
            <text:p text:style-name="P32">·</text:p>
          </table:table-cell>
          <table:table-cell table:style-name="Table15.E2" office:value-type="string">
            <text:p text:style-name="P35">k</text:p>
          </table:table-cell>
          <table:table-cell table:style-name="Table15.F2" office:value-type="string">
            <text:p text:style-name="P35">k</text:p>
          </table:table-cell>
          <table:table-cell table:style-name="Table15.G2" office:value-type="string">
            <text:p text:style-name="P35">k</text:p>
          </table:table-cell>
          <table:table-cell table:style-name="Table15.H2" office:value-type="string">
            <text:p text:style-name="P35">k</text:p>
          </table:table-cell>
          <table:table-cell table:style-name="Table15.I2" office:value-type="string">
            <text:p text:style-name="P11">k</text:p>
          </table:table-cell>
          <table:table-cell table:style-name="Table15.J2" office:value-type="string">
            <text:p text:style-name="P11">k</text:p>
          </table:table-cell>
          <table:table-cell table:style-name="Table15.K2" office:value-type="string">
            <text:p text:style-name="P11">k</text:p>
          </table:table-cell>
          <table:table-cell table:style-name="Table15.L2" office:value-type="string">
            <text:p text:style-name="P11">k</text:p>
          </table:table-cell>
          <table:table-cell table:style-name="Table15.M2" office:value-type="string">
            <text:p text:style-name="P35">k</text:p>
          </table:table-cell>
          <table:table-cell table:style-name="Table15.N2" office:value-type="string">
            <text:p text:style-name="P35">k</text:p>
          </table:table-cell>
          <table:table-cell table:style-name="Table15.O2" office:value-type="string">
            <text:p text:style-name="P35">k</text:p>
          </table:table-cell>
          <table:table-cell table:style-name="Table15.P2" office:value-type="string">
            <text:p text:style-name="P35">k</text:p>
          </table:table-cell>
        </table:table-row>
      </table:table>
      <text:p text:style-name="P41">RCALL, RJMP.</text:p>
      <text:p text:style-name="P2"/>
      <text:p text:style-name="P2"/>
      <text:p text:style-name="P2"><text:soft-page-break/></text:p>
      <table:table table:name="Table18" table:style-name="Table18">
        <table:table-column table:style-name="Table18.A" table:number-columns-repeated="2"/>
        <table:table-column table:style-name="Table18.C"/>
        <table:table-column table:style-name="Table18.A" table:number-columns-repeated="2"/>
        <table:table-column table:style-name="Table18.C"/>
        <table:table-column table:style-name="Table18.A"/>
        <table:table-column table:style-name="Table18.C"/>
        <table:table-column table:style-name="Table18.A" table:number-columns-repeated="2"/>
        <table:table-column table:style-name="Table18.C"/>
        <table:table-column table:style-name="Table18.A" table:number-columns-repeated="2"/>
        <table:table-column table:style-name="Table18.C"/>
        <table:table-column table:style-name="Table18.A"/>
        <table:table-column table:style-name="Table18.P"/>
        <table:table-row>
          <table:table-cell table:style-name="Table18.A1" office:value-type="string">
            <text:p text:style-name="P16">15</text:p>
          </table:table-cell>
          <table:table-cell table:style-name="Table18.A1" office:value-type="string">
            <text:p text:style-name="P27"/>
          </table:table-cell>
          <table:table-cell table:style-name="Table18.A1" office:value-type="string">
            <text:p text:style-name="P27"/>
          </table:table-cell>
          <table:table-cell table:style-name="Table18.A1" office:value-type="string">
            <text:p text:style-name="P21">12</text:p>
          </table:table-cell>
          <table:table-cell table:style-name="Table18.A1" office:value-type="string">
            <text:p text:style-name="P27"/>
          </table:table-cell>
          <table:table-cell table:style-name="Table18.A1" office:value-type="string">
            <text:p text:style-name="P27"/>
          </table:table-cell>
          <table:table-cell table:style-name="Table18.A1" office:value-type="string">
            <text:p text:style-name="P27"/>
          </table:table-cell>
          <table:table-cell table:style-name="Table18.A1" office:value-type="string">
            <text:p text:style-name="P21">8</text:p>
          </table:table-cell>
          <table:table-cell table:style-name="Table18.A1" office:value-type="string">
            <text:p text:style-name="P27"/>
          </table:table-cell>
          <table:table-cell table:style-name="Table18.A1" office:value-type="string">
            <text:p text:style-name="P27"/>
          </table:table-cell>
          <table:table-cell table:style-name="Table18.A1" office:value-type="string">
            <text:p text:style-name="P27"/>
          </table:table-cell>
          <table:table-cell table:style-name="Table18.A1" office:value-type="string">
            <text:p text:style-name="P21">4</text:p>
          </table:table-cell>
          <table:table-cell table:style-name="Table18.A1" office:value-type="string">
            <text:p text:style-name="P27"/>
          </table:table-cell>
          <table:table-cell table:style-name="Table18.A1" office:value-type="string">
            <text:p text:style-name="P27"/>
          </table:table-cell>
          <table:table-cell table:style-name="Table18.A1" office:value-type="string">
            <text:p text:style-name="P27"/>
          </table:table-cell>
          <table:table-cell table:style-name="Table18.A1" office:value-type="string">
            <text:p text:style-name="P21">0</text:p>
          </table:table-cell>
        </table:table-row>
        <table:table-row>
          <table:table-cell table:style-name="Table18.A2" office:value-type="string">
            <text:p text:style-name="P32">·</text:p>
          </table:table-cell>
          <table:table-cell table:style-name="Table18.B2" office:value-type="string">
            <text:p text:style-name="P32">·</text:p>
          </table:table-cell>
          <table:table-cell table:style-name="Table18.C2" office:value-type="string">
            <text:p text:style-name="P32">·</text:p>
          </table:table-cell>
          <table:table-cell table:style-name="Table18.D2" office:value-type="string">
            <text:p text:style-name="P32">·</text:p>
          </table:table-cell>
          <table:table-cell table:style-name="Table18.E2" office:value-type="string">
            <text:p text:style-name="P32">·</text:p>
          </table:table-cell>
          <table:table-cell table:style-name="Table18.F2" office:value-type="string">
            <text:p text:style-name="P32">·</text:p>
          </table:table-cell>
          <table:table-cell table:style-name="Table18.G2" office:value-type="string">
            <text:p text:style-name="P32">·</text:p>
          </table:table-cell>
          <table:table-cell table:style-name="Table18.H2" office:value-type="string">
            <text:p text:style-name="P10">k</text:p>
          </table:table-cell>
          <table:table-cell table:style-name="Table18.I2" office:value-type="string">
            <text:p text:style-name="P11">k</text:p>
          </table:table-cell>
          <table:table-cell table:style-name="Table18.J2" office:value-type="string">
            <text:p text:style-name="P11">k</text:p>
          </table:table-cell>
          <table:table-cell table:style-name="Table18.K2" office:value-type="string">
            <text:p text:style-name="P11">k</text:p>
          </table:table-cell>
          <table:table-cell table:style-name="Table18.L2" office:value-type="string">
            <text:p text:style-name="P11">k</text:p>
          </table:table-cell>
          <table:table-cell table:style-name="Table18.M2" office:value-type="string">
            <text:p text:style-name="P32">·</text:p>
          </table:table-cell>
          <table:table-cell table:style-name="Table18.N2" office:value-type="string">
            <text:p text:style-name="P32">·</text:p>
          </table:table-cell>
          <table:table-cell table:style-name="Table18.O2" office:value-type="string">
            <text:p text:style-name="P32">·</text:p>
          </table:table-cell>
          <table:table-cell table:style-name="Table18.P2" office:value-type="string">
            <text:p text:style-name="P35">k</text:p>
          </table:table-cell>
        </table:table-row>
        <table:table-row>
          <table:table-cell table:style-name="Table18.A3" office:value-type="string">
            <text:p text:style-name="P16">3<text:span text:style-name="T1">1</text:span></text:p>
          </table:table-cell>
          <table:table-cell table:style-name="Table18.B3" office:value-type="string">
            <text:p text:style-name="P27"/>
          </table:table-cell>
          <table:table-cell table:style-name="Table18.C3" office:value-type="string">
            <text:p text:style-name="P27"/>
          </table:table-cell>
          <table:table-cell table:style-name="Table18.D3" office:value-type="string">
            <text:p text:style-name="P21">2<text:span text:style-name="T1">8</text:span></text:p>
          </table:table-cell>
          <table:table-cell table:style-name="Table18.E3" office:value-type="string">
            <text:p text:style-name="P27"/>
          </table:table-cell>
          <table:table-cell table:style-name="Table18.F3" office:value-type="string">
            <text:p text:style-name="P27"/>
          </table:table-cell>
          <table:table-cell table:style-name="Table18.G3" office:value-type="string">
            <text:p text:style-name="P27"/>
          </table:table-cell>
          <table:table-cell table:style-name="Table18.H3" office:value-type="string">
            <text:p text:style-name="P21">2<text:span text:style-name="T1">4</text:span></text:p>
          </table:table-cell>
          <table:table-cell table:style-name="Table18.I3" office:value-type="string">
            <text:p text:style-name="P27"/>
          </table:table-cell>
          <table:table-cell table:style-name="Table18.J3" office:value-type="string">
            <text:p text:style-name="P27"/>
          </table:table-cell>
          <table:table-cell table:style-name="Table18.K3" office:value-type="string">
            <text:p text:style-name="P27"/>
          </table:table-cell>
          <table:table-cell table:style-name="Table18.L3" office:value-type="string">
            <text:p text:style-name="P21">2<text:span text:style-name="T1">0</text:span></text:p>
          </table:table-cell>
          <table:table-cell table:style-name="Table18.M3" office:value-type="string">
            <text:p text:style-name="P27"/>
          </table:table-cell>
          <table:table-cell table:style-name="Table18.N3" office:value-type="string">
            <text:p text:style-name="P27"/>
          </table:table-cell>
          <table:table-cell table:style-name="Table18.O3" office:value-type="string">
            <text:p text:style-name="P27"/>
          </table:table-cell>
          <table:table-cell table:style-name="Table18.P3" office:value-type="string">
            <text:p text:style-name="P21">1<text:span text:style-name="T1">6</text:span></text:p>
          </table:table-cell>
        </table:table-row>
        <table:table-row>
          <table:table-cell table:style-name="Table18.A4" office:value-type="string">
            <text:p text:style-name="P34">k</text:p>
          </table:table-cell>
          <table:table-cell table:style-name="Table18.B4" office:value-type="string">
            <text:p text:style-name="P32">k</text:p>
          </table:table-cell>
          <table:table-cell table:style-name="Table18.C4" office:value-type="string">
            <text:p text:style-name="P32">k</text:p>
          </table:table-cell>
          <table:table-cell table:style-name="Table18.D4" office:value-type="string">
            <text:p text:style-name="P32">k</text:p>
          </table:table-cell>
          <table:table-cell table:style-name="Table18.E4" office:value-type="string">
            <text:p text:style-name="P32">k</text:p>
          </table:table-cell>
          <table:table-cell table:style-name="Table18.F4" office:value-type="string">
            <text:p text:style-name="P32">k</text:p>
          </table:table-cell>
          <table:table-cell table:style-name="Table18.G4" office:value-type="string">
            <text:p text:style-name="P32">k</text:p>
          </table:table-cell>
          <table:table-cell table:style-name="Table18.H4" office:value-type="string">
            <text:p text:style-name="P10">k</text:p>
          </table:table-cell>
          <table:table-cell table:style-name="Table18.I4" office:value-type="string">
            <text:p text:style-name="P10">k</text:p>
          </table:table-cell>
          <table:table-cell table:style-name="Table18.J4" office:value-type="string">
            <text:p text:style-name="P10">k</text:p>
          </table:table-cell>
          <table:table-cell table:style-name="Table18.K4" office:value-type="string">
            <text:p text:style-name="P10">k</text:p>
          </table:table-cell>
          <table:table-cell table:style-name="Table18.L4" office:value-type="string">
            <text:p text:style-name="P10">k</text:p>
          </table:table-cell>
          <table:table-cell table:style-name="Table18.M4" office:value-type="string">
            <text:p text:style-name="P34">k</text:p>
          </table:table-cell>
          <table:table-cell table:style-name="Table18.N4" office:value-type="string">
            <text:p text:style-name="P32">k</text:p>
          </table:table-cell>
          <table:table-cell table:style-name="Table18.O4" office:value-type="string">
            <text:p text:style-name="P32">k</text:p>
          </table:table-cell>
          <table:table-cell table:style-name="Table18.P4" office:value-type="string">
            <text:p text:style-name="P32">k</text:p>
          </table:table-cell>
        </table:table-row>
      </table:table>
      <text:p text:style-name="P5">CALL, JMP.</text:p>
      <text:p text:style-name="P2"/>
      <table:table table:name="Table16" table:style-name="Table16">
        <table:table-column table:style-name="Table16.A" table:number-columns-repeated="15"/>
        <table:table-column table:style-name="Table16.P"/>
        <table:table-row>
          <table:table-cell table:style-name="Table16.A1" office:value-type="string">
            <text:p text:style-name="P16">15</text:p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1">12</text:p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1">8</text:p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1">4</text:p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1">0</text:p>
          </table:table-cell>
        </table:table-row>
        <table:table-row>
          <table:table-cell table:style-name="Table16.A2" office:value-type="string">
            <text:p text:style-name="P32">·</text:p>
          </table:table-cell>
          <table:table-cell table:style-name="Table16.B2" office:value-type="string">
            <text:p text:style-name="P32">·</text:p>
          </table:table-cell>
          <table:table-cell table:style-name="Table16.C2" office:value-type="string">
            <text:p text:style-name="P32">·</text:p>
          </table:table-cell>
          <table:table-cell table:style-name="Table16.D2" office:value-type="string">
            <text:p text:style-name="P32">·</text:p>
          </table:table-cell>
          <table:table-cell table:style-name="Table16.E2" office:value-type="string">
            <text:p text:style-name="P32">·</text:p>
          </table:table-cell>
          <table:table-cell table:style-name="Table16.F2" office:value-type="string">
            <text:p text:style-name="P32">·</text:p>
          </table:table-cell>
          <table:table-cell table:style-name="Table16.G2" office:value-type="string">
            <text:p text:style-name="P32">·</text:p>
          </table:table-cell>
          <table:table-cell table:style-name="Table16.H2" office:value-type="string">
            <text:p text:style-name="P32">·</text:p>
          </table:table-cell>
          <table:table-cell table:style-name="Table16.I2" office:value-type="string">
            <text:p text:style-name="P32">·</text:p>
          </table:table-cell>
          <table:table-cell table:style-name="Table16.J2" office:value-type="string">
            <text:p text:style-name="P11">s</text:p>
          </table:table-cell>
          <table:table-cell table:style-name="Table16.K2" office:value-type="string">
            <text:p text:style-name="P11">s</text:p>
          </table:table-cell>
          <table:table-cell table:style-name="Table16.L2" office:value-type="string">
            <text:p text:style-name="P11">s</text:p>
          </table:table-cell>
          <table:table-cell table:style-name="Table16.M2" office:value-type="string">
            <text:p text:style-name="P32">·</text:p>
          </table:table-cell>
          <table:table-cell table:style-name="Table16.N2" office:value-type="string">
            <text:p text:style-name="P32">·</text:p>
          </table:table-cell>
          <table:table-cell table:style-name="Table16.O2" office:value-type="string">
            <text:p text:style-name="P32">·</text:p>
          </table:table-cell>
          <table:table-cell table:style-name="Table16.P2" office:value-type="string">
            <text:p text:style-name="P32">·</text:p>
          </table:table-cell>
        </table:table-row>
      </table:table>
      <text:p text:style-name="P3">BCLR, BSET.</text:p>
      <text:h text:style-name="Heading_20_2" text:outline-level="2">No operand</text:h>
      <table:table table:name="Table17" table:style-name="Table17">
        <table:table-column table:style-name="Table17.A" table:number-columns-repeated="15"/>
        <table:table-column table:style-name="Table17.P"/>
        <table:table-row>
          <table:table-cell table:style-name="Table17.A1" office:value-type="string">
            <text:p text:style-name="P16">15</text:p>
          </table:table-cell>
          <table:table-cell table:style-name="Table17.A1" office:value-type="string">
            <text:p text:style-name="P27"/>
          </table:table-cell>
          <table:table-cell table:style-name="Table17.A1" office:value-type="string">
            <text:p text:style-name="P27"/>
          </table:table-cell>
          <table:table-cell table:style-name="Table17.A1" office:value-type="string">
            <text:p text:style-name="P21">12</text:p>
          </table:table-cell>
          <table:table-cell table:style-name="Table17.A1" office:value-type="string">
            <text:p text:style-name="P27"/>
          </table:table-cell>
          <table:table-cell table:style-name="Table17.A1" office:value-type="string">
            <text:p text:style-name="P27"/>
          </table:table-cell>
          <table:table-cell table:style-name="Table17.A1" office:value-type="string">
            <text:p text:style-name="P27"/>
          </table:table-cell>
          <table:table-cell table:style-name="Table17.A1" office:value-type="string">
            <text:p text:style-name="P21">8</text:p>
          </table:table-cell>
          <table:table-cell table:style-name="Table17.A1" office:value-type="string">
            <text:p text:style-name="P27"/>
          </table:table-cell>
          <table:table-cell table:style-name="Table17.A1" office:value-type="string">
            <text:p text:style-name="P27"/>
          </table:table-cell>
          <table:table-cell table:style-name="Table17.A1" office:value-type="string">
            <text:p text:style-name="P27"/>
          </table:table-cell>
          <table:table-cell table:style-name="Table17.A1" office:value-type="string">
            <text:p text:style-name="P21">4</text:p>
          </table:table-cell>
          <table:table-cell table:style-name="Table17.A1" office:value-type="string">
            <text:p text:style-name="P27"/>
          </table:table-cell>
          <table:table-cell table:style-name="Table17.A1" office:value-type="string">
            <text:p text:style-name="P27"/>
          </table:table-cell>
          <table:table-cell table:style-name="Table17.A1" office:value-type="string">
            <text:p text:style-name="P27"/>
          </table:table-cell>
          <table:table-cell table:style-name="Table17.A1" office:value-type="string">
            <text:p text:style-name="P21">0</text:p>
          </table:table-cell>
        </table:table-row>
        <table:table-row>
          <table:table-cell table:style-name="Table17.A2" office:value-type="string">
            <text:p text:style-name="P32">·</text:p>
          </table:table-cell>
          <table:table-cell table:style-name="Table17.B2" office:value-type="string">
            <text:p text:style-name="P32">·</text:p>
          </table:table-cell>
          <table:table-cell table:style-name="Table17.C2" office:value-type="string">
            <text:p text:style-name="P32">·</text:p>
          </table:table-cell>
          <table:table-cell table:style-name="Table17.D2" office:value-type="string">
            <text:p text:style-name="P32">·</text:p>
          </table:table-cell>
          <table:table-cell table:style-name="Table17.E2" office:value-type="string">
            <text:p text:style-name="P32">·</text:p>
          </table:table-cell>
          <table:table-cell table:style-name="Table17.F2" office:value-type="string">
            <text:p text:style-name="P32">·</text:p>
          </table:table-cell>
          <table:table-cell table:style-name="Table17.G2" office:value-type="string">
            <text:p text:style-name="P32">·</text:p>
          </table:table-cell>
          <table:table-cell table:style-name="Table17.H2" office:value-type="string">
            <text:p text:style-name="P32">·</text:p>
          </table:table-cell>
          <table:table-cell table:style-name="Table17.I2" office:value-type="string">
            <text:p text:style-name="P32">·</text:p>
          </table:table-cell>
          <table:table-cell table:style-name="Table17.J2" office:value-type="string">
            <text:p text:style-name="P32">·</text:p>
          </table:table-cell>
          <table:table-cell table:style-name="Table17.K2" office:value-type="string">
            <text:p text:style-name="P32">·</text:p>
          </table:table-cell>
          <table:table-cell table:style-name="Table17.L2" office:value-type="string">
            <text:p text:style-name="P32">·</text:p>
          </table:table-cell>
          <table:table-cell table:style-name="Table17.M2" office:value-type="string">
            <text:p text:style-name="P32">·</text:p>
          </table:table-cell>
          <table:table-cell table:style-name="Table17.N2" office:value-type="string">
            <text:p text:style-name="P32">·</text:p>
          </table:table-cell>
          <table:table-cell table:style-name="Table17.O2" office:value-type="string">
            <text:p text:style-name="P32">·</text:p>
          </table:table-cell>
          <table:table-cell table:style-name="Table17.P2" office:value-type="string">
            <text:p text:style-name="P32">·</text:p>
          </table:table-cell>
        </table:table-row>
      </table:table>
      <text:p text:style-name="P3">BREAK, CLC*, CLH*, CLI*, CLN*, CLS*, CLT*, CLV*, CLZ*, EICALL, EIJMP, ELPM (1) ICALL, IJMP, LPM (1), NOP, RET, RETI, SEC*, SEH*, SEI*, SEN*, SES*, SET*, SEV* SEZ*, SLEEP, SP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9T14:00:53.946000000</meta:creation-date>
    <dc:date>2020-05-20T16:46:09.823000000</dc:date>
    <meta:editing-duration>PT55M2S</meta:editing-duration>
    <meta:editing-cycles>13</meta:editing-cycles>
    <meta:generator>LibreOffice/6.3.3.2$Windows_X86_64 LibreOffice_project/a64200df03143b798afd1ec74a12ab50359878ed</meta:generator>
    <meta:print-date>2020-05-20T16:44:20.495000000</meta:print-date>
    <meta:document-statistic meta:table-count="20" meta:image-count="0" meta:object-count="0" meta:page-count="3" meta:paragraph-count="504" meta:word-count="777" meta:character-count="1956" meta:non-whitespace-character-count="1681"/>
  </office:meta>
</office:document-meta>
</file>